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Preformatted_20_Text">
      <style:text-properties fo:language="en" fo:country="US" officeooo:rsid="00032f4d" officeooo:paragraph-rsid="00032f4d"/>
    </style:style>
    <style:style style:name="P3" style:family="paragraph" style:parent-style-name="Preformatted_20_Text">
      <style:text-properties fo:language="en" fo:country="US" officeooo:rsid="00038aed" officeooo:paragraph-rsid="00038aed"/>
    </style:style>
    <style:style style:name="P4" style:family="paragraph" style:parent-style-name="Preformatted_20_Text">
      <style:text-properties fo:language="en" fo:country="US" officeooo:rsid="00038aed" officeooo:paragraph-rsid="0016dcd9"/>
    </style:style>
    <style:style style:name="P5" style:family="paragraph" style:parent-style-name="Preformatted_20_Text">
      <style:text-properties fo:language="en" fo:country="US" officeooo:rsid="0003adf7" officeooo:paragraph-rsid="0003adf7"/>
    </style:style>
    <style:style style:name="P6" style:family="paragraph" style:parent-style-name="Preformatted_20_Text">
      <style:text-properties fo:language="en" fo:country="US" officeooo:rsid="00042495" officeooo:paragraph-rsid="00042495"/>
    </style:style>
    <style:style style:name="P7" style:family="paragraph" style:parent-style-name="Preformatted_20_Text">
      <style:text-properties fo:language="en" fo:country="US" officeooo:paragraph-rsid="00042495"/>
    </style:style>
    <style:style style:name="P8" style:family="paragraph" style:parent-style-name="Preformatted_20_Text">
      <style:text-properties fo:language="en" fo:country="US" fo:font-style="italic" style:font-style-asian="italic" style:font-style-complex="italic"/>
    </style:style>
    <style:style style:name="P9" style:family="paragraph" style:parent-style-name="Preformatted_20_Text">
      <style:text-properties fo:language="en" fo:country="US" fo:font-style="italic" officeooo:paragraph-rsid="00098ce9" style:font-style-asian="italic" style:font-style-complex="italic"/>
    </style:style>
    <style:style style:name="P10" style:family="paragraph" style:parent-style-name="Preformatted_20_Text">
      <style:text-properties fo:language="en" fo:country="US" fo:font-style="italic" officeooo:paragraph-rsid="00042495" style:font-style-asian="italic" style:font-style-complex="italic"/>
    </style:style>
    <style:style style:name="P11" style:family="paragraph" style:parent-style-name="Preformatted_20_Text">
      <style:text-properties fo:language="en" fo:country="US" fo:font-style="italic" officeooo:rsid="0028fc2d" officeooo:paragraph-rsid="0028fc2d" style:font-style-asian="italic" style:font-style-complex="italic"/>
    </style:style>
    <style:style style:name="P12" style:family="paragraph" style:parent-style-name="Preformatted_20_Text">
      <style:text-properties fo:language="en" fo:country="US" fo:font-style="italic" officeooo:rsid="00381c76" officeooo:paragraph-rsid="00381c76" style:font-style-asian="italic" style:font-style-complex="italic"/>
    </style:style>
    <style:style style:name="P13" style:family="paragraph" style:parent-style-name="Preformatted_20_Text">
      <style:text-properties fo:language="en" fo:country="US" fo:font-style="italic" officeooo:paragraph-rsid="00381c76" style:font-style-asian="italic" style:font-style-complex="italic"/>
    </style:style>
    <style:style style:name="P14" style:family="paragraph" style:parent-style-name="Preformatted_20_Text">
      <style:text-properties fo:language="en" fo:country="US" fo:font-style="italic" fo:font-weight="bold" officeooo:rsid="00381c76" officeooo:paragraph-rsid="00381c76" style:font-style-asian="italic" style:font-weight-asian="bold" style:font-style-complex="italic" style:font-weight-complex="bold"/>
    </style:style>
    <style:style style:name="P15" style:family="paragraph" style:parent-style-name="Preformatted_20_Text">
      <style:text-properties fo:language="en" fo:country="US" officeooo:paragraph-rsid="000567bd"/>
    </style:style>
    <style:style style:name="P16" style:family="paragraph" style:parent-style-name="Preformatted_20_Text">
      <style:text-properties fo:language="en" fo:country="US" officeooo:paragraph-rsid="00066403"/>
    </style:style>
    <style:style style:name="P17" style:family="paragraph" style:parent-style-name="Preformatted_20_Text">
      <style:text-properties fo:language="en" fo:country="US" officeooo:paragraph-rsid="00098ce9"/>
    </style:style>
    <style:style style:name="P18" style:family="paragraph" style:parent-style-name="Preformatted_20_Text">
      <style:text-properties fo:language="en" fo:country="US" officeooo:rsid="000ada58" officeooo:paragraph-rsid="000ada58"/>
    </style:style>
    <style:style style:name="P19" style:family="paragraph" style:parent-style-name="Preformatted_20_Text">
      <style:text-properties fo:language="en" fo:country="US" officeooo:paragraph-rsid="000aef29"/>
    </style:style>
    <style:style style:name="P20" style:family="paragraph" style:parent-style-name="Preformatted_20_Text">
      <style:text-properties fo:language="en" fo:country="US" officeooo:paragraph-rsid="000c9528"/>
    </style:style>
    <style:style style:name="P21" style:family="paragraph" style:parent-style-name="Preformatted_20_Text">
      <style:text-properties fo:language="en" fo:country="US" officeooo:rsid="000c9528" officeooo:paragraph-rsid="000c9528"/>
    </style:style>
    <style:style style:name="P22" style:family="paragraph" style:parent-style-name="Preformatted_20_Text">
      <style:text-properties fo:language="en" fo:country="US" fo:font-style="normal" officeooo:rsid="0003adf7" officeooo:paragraph-rsid="0003adf7" style:font-style-asian="normal" style:font-style-complex="normal"/>
    </style:style>
    <style:style style:name="P23" style:family="paragraph" style:parent-style-name="Preformatted_20_Text">
      <style:text-properties fo:language="en" fo:country="US" fo:font-style="normal" officeooo:rsid="00042495" officeooo:paragraph-rsid="0003adf7" style:font-style-asian="normal" style:font-style-complex="normal"/>
    </style:style>
    <style:style style:name="P24" style:family="paragraph" style:parent-style-name="Preformatted_20_Text">
      <style:text-properties fo:language="en" fo:country="US" fo:font-style="normal" officeooo:rsid="001649ba" officeooo:paragraph-rsid="001649ba" style:font-style-asian="normal" style:font-style-complex="normal"/>
    </style:style>
    <style:style style:name="P25" style:family="paragraph" style:parent-style-name="Preformatted_20_Text">
      <style:text-properties fo:language="en" fo:country="US" fo:font-style="normal" officeooo:rsid="00330dd9" officeooo:paragraph-rsid="00330dd9" style:font-style-asian="normal" style:font-style-complex="normal"/>
    </style:style>
    <style:style style:name="P26" style:family="paragraph" style:parent-style-name="Preformatted_20_Text">
      <style:text-properties fo:language="en" fo:country="US" fo:font-style="normal" officeooo:rsid="003777da" officeooo:paragraph-rsid="003777da" style:font-style-asian="normal" style:font-style-complex="normal"/>
    </style:style>
    <style:style style:name="P27" style:family="paragraph" style:parent-style-name="Preformatted_20_Text">
      <style:text-properties fo:language="en" fo:country="US" fo:font-style="normal" officeooo:rsid="00339d33" officeooo:paragraph-rsid="00330dd9" style:font-style-asian="normal" style:font-style-complex="normal"/>
    </style:style>
    <style:style style:name="P28" style:family="paragraph" style:parent-style-name="Preformatted_20_Text">
      <style:text-properties fo:language="en" fo:country="US" officeooo:paragraph-rsid="0011ed12"/>
    </style:style>
    <style:style style:name="P29" style:family="paragraph" style:parent-style-name="Preformatted_20_Text">
      <style:text-properties fo:language="en" fo:country="US" officeooo:rsid="0012e609" officeooo:paragraph-rsid="0012e609"/>
    </style:style>
    <style:style style:name="P30" style:family="paragraph" style:parent-style-name="Preformatted_20_Text">
      <style:text-properties fo:language="en" fo:country="US" officeooo:rsid="00139255" officeooo:paragraph-rsid="00139255"/>
    </style:style>
    <style:style style:name="P31" style:family="paragraph" style:parent-style-name="Preformatted_20_Text">
      <style:text-properties fo:language="en" fo:country="US" officeooo:paragraph-rsid="00139255"/>
    </style:style>
    <style:style style:name="P32" style:family="paragraph" style:parent-style-name="Preformatted_20_Text">
      <style:text-properties fo:language="en" fo:country="US" officeooo:rsid="00149d23" officeooo:paragraph-rsid="00149d23"/>
    </style:style>
    <style:style style:name="P33" style:family="paragraph" style:parent-style-name="Preformatted_20_Text">
      <style:text-properties fo:language="en" fo:country="US" officeooo:rsid="0007f1c9" officeooo:paragraph-rsid="0007f1c9"/>
    </style:style>
    <style:style style:name="P34" style:family="paragraph" style:parent-style-name="Preformatted_20_Text">
      <style:text-properties fo:language="en" fo:country="US" officeooo:rsid="001649ba" officeooo:paragraph-rsid="001649ba"/>
    </style:style>
    <style:style style:name="P35" style:family="paragraph" style:parent-style-name="Preformatted_20_Text">
      <style:text-properties fo:language="en" fo:country="US" fo:font-weight="bold" officeooo:rsid="0012e609" officeooo:paragraph-rsid="0012e609" style:font-weight-asian="bold" style:font-weight-complex="bold"/>
    </style:style>
    <style:style style:name="P36" style:family="paragraph" style:parent-style-name="Preformatted_20_Text">
      <style:text-properties fo:language="en" fo:country="US" officeooo:paragraph-rsid="0028fc2d"/>
    </style:style>
    <style:style style:name="P37" style:family="paragraph" style:parent-style-name="Preformatted_20_Text">
      <style:text-properties fo:language="en" fo:country="US" officeooo:paragraph-rsid="002a29cb"/>
    </style:style>
    <style:style style:name="P38" style:family="paragraph" style:parent-style-name="Preformatted_20_Text">
      <style:text-properties fo:language="en" fo:country="US" officeooo:paragraph-rsid="0003adf7"/>
    </style:style>
    <style:style style:name="P39" style:family="paragraph" style:parent-style-name="Preformatted_20_Text">
      <style:text-properties fo:language="en" fo:country="US" officeooo:rsid="002dec2f" officeooo:paragraph-rsid="002dec2f"/>
    </style:style>
    <style:style style:name="P40" style:family="paragraph" style:parent-style-name="Preformatted_20_Text">
      <style:text-properties fo:language="en" fo:country="US" officeooo:paragraph-rsid="00311df0"/>
    </style:style>
    <style:style style:name="P41" style:family="paragraph" style:parent-style-name="Preformatted_20_Text">
      <style:text-properties fo:language="en" fo:country="US" officeooo:rsid="0031bcaa" officeooo:paragraph-rsid="0031bcaa"/>
    </style:style>
    <style:style style:name="P42" style:family="paragraph" style:parent-style-name="Preformatted_20_Text">
      <style:text-properties fo:language="en" fo:country="US" officeooo:paragraph-rsid="00330dd9"/>
    </style:style>
    <style:style style:name="P43" style:family="paragraph" style:parent-style-name="Preformatted_20_Text">
      <style:text-properties fo:language="en" fo:country="US" officeooo:rsid="00330dd9" officeooo:paragraph-rsid="00330dd9"/>
    </style:style>
    <style:style style:name="P44" style:family="paragraph" style:parent-style-name="Preformatted_20_Text">
      <style:text-properties fo:language="en" fo:country="US" fo:font-weight="normal" officeooo:rsid="0028fc2d" officeooo:paragraph-rsid="0028fc2d" style:font-weight-asian="normal" style:font-weight-complex="normal"/>
    </style:style>
    <style:style style:name="P45" style:family="paragraph" style:parent-style-name="Preformatted_20_Text">
      <style:text-properties fo:language="en" fo:country="US" officeooo:rsid="0011ed12" officeooo:paragraph-rsid="0028fc2d"/>
    </style:style>
    <style:style style:name="P46" style:family="paragraph" style:parent-style-name="Preformatted_20_Text">
      <style:text-properties fo:language="en" fo:country="US" officeooo:rsid="00339e45" officeooo:paragraph-rsid="00339e45"/>
    </style:style>
    <style:style style:name="P47" style:family="paragraph" style:parent-style-name="Preformatted_20_Text">
      <style:text-properties fo:language="en" fo:country="US" officeooo:paragraph-rsid="003777da"/>
    </style:style>
    <style:style style:name="P48" style:family="paragraph" style:parent-style-name="Preformatted_20_Text">
      <style:text-properties fo:language="en" fo:country="US" officeooo:rsid="003777da" officeooo:paragraph-rsid="003777da"/>
    </style:style>
    <style:style style:name="P49" style:family="paragraph" style:parent-style-name="Preformatted_20_Text">
      <style:text-properties fo:language="en" fo:country="US" officeooo:rsid="0037c617" officeooo:paragraph-rsid="0037c617"/>
    </style:style>
    <style:style style:name="P50" style:family="paragraph" style:parent-style-name="Preformatted_20_Text">
      <style:text-properties fo:language="en" fo:country="US" officeooo:rsid="00381c76" officeooo:paragraph-rsid="00381c76"/>
    </style:style>
    <style:style style:name="P51" style:family="paragraph" style:parent-style-name="Preformatted_20_Text">
      <style:text-properties fo:language="en" fo:country="US" officeooo:paragraph-rsid="00381c76"/>
    </style:style>
    <style:style style:name="P52" style:family="paragraph" style:parent-style-name="Preformatted_20_Text">
      <style:text-properties officeooo:paragraph-rsid="0012e609"/>
    </style:style>
    <style:style style:name="P53" style:family="paragraph" style:parent-style-name="Preformatted_20_Text">
      <style:text-properties officeooo:rsid="0012e609" officeooo:paragraph-rsid="0012e609"/>
    </style:style>
    <style:style style:name="P54" style:family="paragraph" style:parent-style-name="Preformatted_20_Text">
      <style:paragraph-properties fo:break-before="page"/>
      <style:text-properties fo:language="en" fo:country="US"/>
    </style:style>
    <style:style style:name="P55" style:family="paragraph" style:parent-style-name="Footnote">
      <style:text-properties officeooo:rsid="002cc1f4" officeooo:paragraph-rsid="002cc1f4"/>
    </style:style>
    <style:style style:name="P56" style:family="paragraph" style:parent-style-name="Footnote">
      <style:text-properties officeooo:rsid="0039fbce" officeooo:paragraph-rsid="0039fbce"/>
    </style:style>
    <style:style style:name="P57" style:family="paragraph" style:parent-style-name="Contents_20_2">
      <style:paragraph-properties>
        <style:tab-stops>
          <style:tab-stop style:position="6.4965in" style:type="right" style:leader-style="dotted" style:leader-text="."/>
        </style:tab-stops>
      </style:paragraph-properties>
    </style:style>
    <style:style style:name="P58" style:family="paragraph" style:parent-style-name="Contents_20_1">
      <style:paragraph-properties>
        <style:tab-stops>
          <style:tab-stop style:position="6.6929in" style:type="right" style:leader-style="dotted" style:leader-text="."/>
        </style:tab-stops>
      </style:paragraph-properties>
    </style:style>
    <style:style style:name="P59" style:family="paragraph" style:parent-style-name="Contents_20_3">
      <style:paragraph-properties>
        <style:tab-stops>
          <style:tab-stop style:position="6.3in" style:type="right" style:leader-style="dotted" style:leader-text="."/>
        </style:tab-stops>
      </style:paragraph-properties>
    </style:style>
    <style:style style:name="P60" style:family="paragraph" style:parent-style-name="Preformatted_20_Text">
      <style:text-properties fo:language="en" fo:country="US"/>
    </style:style>
    <style:style style:name="P61" style:family="paragraph" style:parent-style-name="Preformatted_20_Text">
      <style:text-properties fo:language="en" fo:country="US" officeooo:rsid="00032f4d"/>
    </style:style>
    <style:style style:name="P62" style:family="paragraph" style:parent-style-name="Preformatted_20_Text">
      <style:text-properties fo:font-size="8pt" fo:language="en" fo:country="US" officeooo:paragraph-rsid="000ada58" style:font-size-asian="8pt" style:font-size-complex="8pt"/>
    </style:style>
    <style:style style:name="P63" style:family="paragraph" style:parent-style-name="Heading_20_1">
      <style:text-properties officeooo:rsid="00248267" officeooo:paragraph-rsid="00248267"/>
    </style:style>
    <style:style style:name="P64" style:family="paragraph" style:parent-style-name="Heading_20_2">
      <style:text-properties fo:font-weight="bold" style:font-weight-asian="bold" style:font-weight-complex="bold"/>
    </style:style>
    <style:style style:name="P65" style:family="paragraph" style:parent-style-name="Heading_20_3">
      <style:text-properties officeooo:rsid="0020ee73"/>
    </style:style>
    <style:style style:name="P66" style:family="paragraph" style:parent-style-name="Heading_20_3">
      <style:text-properties officeooo:paragraph-rsid="001fef19"/>
    </style:style>
    <style:style style:name="T1" style:family="text">
      <style:text-properties officeooo:rsid="00032f4d"/>
    </style:style>
    <style:style style:name="T2" style:family="text">
      <style:text-properties fo:font-weight="bold" style:font-weight-asian="bold" style:font-weight-complex="bold"/>
    </style:style>
    <style:style style:name="T3" style:family="text">
      <style:text-properties fo:font-weight="bold" officeooo:rsid="00042495" style:font-weight-asian="bold" style:font-weight-complex="bold"/>
    </style:style>
    <style:style style:name="T4" style:family="text">
      <style:text-properties fo:font-weight="bold" officeooo:rsid="000567bd" style:font-weight-asian="bold" style:font-weight-complex="bold"/>
    </style:style>
    <style:style style:name="T5" style:family="text">
      <style:text-properties fo:font-weight="bold" officeooo:rsid="00066403" style:font-weight-asian="bold" style:font-weight-complex="bold"/>
    </style:style>
    <style:style style:name="T6" style:family="text">
      <style:text-properties fo:font-weight="bold" officeooo:rsid="00098ce9" style:font-weight-asian="bold" style:font-weight-complex="bold"/>
    </style:style>
    <style:style style:name="T7" style:family="text">
      <style:text-properties fo:font-weight="bold" officeooo:rsid="000ada58" style:font-weight-asian="bold" style:font-weight-complex="bold"/>
    </style:style>
    <style:style style:name="T8" style:family="text">
      <style:text-properties fo:font-weight="bold" officeooo:rsid="000aef29" style:font-weight-asian="bold" style:font-weight-complex="bold"/>
    </style:style>
    <style:style style:name="T9" style:family="text">
      <style:text-properties fo:font-weight="bold" officeooo:rsid="000c9528" style:font-weight-asian="bold" style:font-weight-complex="bold"/>
    </style:style>
    <style:style style:name="T10" style:family="text">
      <style:text-properties fo:font-weight="bold" officeooo:rsid="000ce74d" style:font-weight-asian="bold" style:font-weight-complex="bold"/>
    </style:style>
    <style:style style:name="T11" style:family="text">
      <style:text-properties fo:font-weight="bold" officeooo:rsid="000e50a0" style:font-weight-asian="bold" style:font-weight-complex="bold"/>
    </style:style>
    <style:style style:name="T12" style:family="text">
      <style:text-properties fo:font-weight="bold" officeooo:rsid="0003adf7" style:font-weight-asian="bold" style:font-weight-complex="bold"/>
    </style:style>
    <style:style style:name="T13" style:family="text">
      <style:text-properties fo:font-weight="bold" officeooo:rsid="0016dcd9" style:font-weight-asian="bold" style:font-weight-complex="bold"/>
    </style:style>
    <style:style style:name="T14" style:family="text">
      <style:text-properties fo:font-weight="bold" officeooo:rsid="001bd707" style:font-weight-asian="bold" style:font-weight-complex="bold"/>
    </style:style>
    <style:style style:name="T15" style:family="text">
      <style:text-properties fo:font-weight="bold" officeooo:rsid="0020ee73" style:font-weight-asian="bold" style:font-weight-complex="bold"/>
    </style:style>
    <style:style style:name="T16" style:family="text">
      <style:text-properties fo:font-weight="bold" officeooo:rsid="0029c897" style:font-weight-asian="bold" style:font-weight-complex="bold"/>
    </style:style>
    <style:style style:name="T17" style:family="text">
      <style:text-properties fo:font-weight="bold" officeooo:rsid="00139255" style:font-weight-asian="bold" style:font-weight-complex="bold"/>
    </style:style>
    <style:style style:name="T18" style:family="text">
      <style:text-properties fo:font-weight="bold" officeooo:rsid="002a29cb" style:font-weight-asian="bold" style:font-weight-complex="bold"/>
    </style:style>
    <style:style style:name="T19" style:family="text">
      <style:text-properties fo:font-weight="bold" officeooo:rsid="002cc1f4" style:font-weight-asian="bold" style:font-weight-complex="bold"/>
    </style:style>
    <style:style style:name="T20" style:family="text">
      <style:text-properties fo:font-weight="bold" officeooo:rsid="002d9553" style:font-weight-asian="bold" style:font-weight-complex="bold"/>
    </style:style>
    <style:style style:name="T21" style:family="text">
      <style:text-properties fo:font-weight="bold" officeooo:rsid="002dec2f" style:font-weight-asian="bold" style:font-weight-complex="bold"/>
    </style:style>
    <style:style style:name="T22" style:family="text">
      <style:text-properties fo:font-weight="bold" officeooo:rsid="0031bcaa" style:font-weight-asian="bold" style:font-weight-complex="bold"/>
    </style:style>
    <style:style style:name="T23" style:family="text">
      <style:text-properties fo:font-weight="bold" officeooo:rsid="0034765e" style:font-weight-asian="bold" style:font-weight-complex="bold"/>
    </style:style>
    <style:style style:name="T24" style:family="text">
      <style:text-properties fo:font-weight="bold" officeooo:rsid="00381c76" style:font-weight-asian="bold" style:font-weight-complex="bold"/>
    </style:style>
    <style:style style:name="T25" style:family="text">
      <style:text-properties fo:font-weight="bold" officeooo:rsid="003dd708" style:font-weight-asian="bold" style:font-weight-complex="bold"/>
    </style:style>
    <style:style style:name="T26" style:family="text">
      <style:text-properties fo:font-style="italic" style:font-style-asian="italic" style:font-style-complex="italic"/>
    </style:style>
    <style:style style:name="T27" style:family="text">
      <style:text-properties fo:font-style="italic" officeooo:rsid="00032f4d" style:font-style-asian="italic" style:font-style-complex="italic"/>
    </style:style>
    <style:style style:name="T28" style:family="text">
      <style:text-properties fo:font-style="italic" officeooo:rsid="0003adf7" style:font-style-asian="italic" style:font-style-complex="italic"/>
    </style:style>
    <style:style style:name="T29" style:family="text">
      <style:text-properties fo:font-style="italic" officeooo:rsid="000ada58" style:font-style-asian="italic" style:font-style-complex="italic"/>
    </style:style>
    <style:style style:name="T30" style:family="text">
      <style:text-properties fo:font-style="italic" officeooo:rsid="000aef29" style:font-style-asian="italic" style:font-style-complex="italic"/>
    </style:style>
    <style:style style:name="T31" style:family="text">
      <style:text-properties fo:font-style="italic" officeooo:rsid="000ce74d" style:font-style-asian="italic" style:font-style-complex="italic"/>
    </style:style>
    <style:style style:name="T32" style:family="text">
      <style:text-properties fo:font-style="italic" officeooo:rsid="00139255" style:font-style-asian="italic" style:font-style-complex="italic"/>
    </style:style>
    <style:style style:name="T33" style:family="text">
      <style:text-properties fo:font-style="italic" officeooo:rsid="001649ba"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00aef29" style:font-style-asian="italic" style:font-weight-asian="bold" style:font-style-complex="italic" style:font-weight-complex="bold"/>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officeooo:rsid="0003adf7"/>
    </style:style>
    <style:style style:name="T38" style:family="text">
      <style:text-properties fo:font-style="normal" style:font-style-asian="normal" style:font-style-complex="normal"/>
    </style:style>
    <style:style style:name="T39" style:family="text">
      <style:text-properties fo:font-style="normal" officeooo:rsid="00042495" style:font-style-asian="normal" style:font-style-complex="normal"/>
    </style:style>
    <style:style style:name="T40" style:family="text">
      <style:text-properties fo:font-style="normal" officeooo:rsid="000567bd" style:font-style-asian="normal" style:font-style-complex="normal"/>
    </style:style>
    <style:style style:name="T41" style:family="text">
      <style:text-properties fo:font-style="normal" officeooo:rsid="00032f4d" style:font-style-asian="normal" style:font-style-complex="normal"/>
    </style:style>
    <style:style style:name="T42" style:family="text">
      <style:text-properties fo:font-style="normal" officeooo:rsid="0028fc2d" style:font-style-asian="normal" style:font-style-complex="normal"/>
    </style:style>
    <style:style style:name="T43" style:family="text">
      <style:text-properties fo:font-style="normal" officeooo:rsid="002cc1f4" style:font-style-asian="normal" style:font-style-complex="normal"/>
    </style:style>
    <style:style style:name="T44" style:family="text">
      <style:text-properties fo:font-style="normal" officeooo:rsid="00339d33" style:font-style-asian="normal" style:font-style-complex="normal"/>
    </style:style>
    <style:style style:name="T45" style:family="text">
      <style:text-properties fo:font-style="normal" officeooo:rsid="003777da"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normal" officeooo:rsid="003777da" style:font-style-asian="normal" style:font-weight-asian="normal" style:font-style-complex="normal" style:font-weight-complex="normal"/>
    </style:style>
    <style:style style:name="T48" style:family="text">
      <style:text-properties fo:font-style="normal" fo:font-weight="normal" officeooo:rsid="00381c76" style:font-style-asian="normal" style:font-weight-asian="normal" style:font-style-complex="normal" style:font-weight-complex="normal"/>
    </style:style>
    <style:style style:name="T49" style:family="text">
      <style:text-properties officeooo:rsid="00042495"/>
    </style:style>
    <style:style style:name="T50" style:family="text">
      <style:text-properties officeooo:rsid="000567bd"/>
    </style:style>
    <style:style style:name="T51" style:family="text">
      <style:text-properties officeooo:rsid="00066403"/>
    </style:style>
    <style:style style:name="T52" style:family="text">
      <style:text-properties officeooo:rsid="0007f1c9"/>
    </style:style>
    <style:style style:name="T53" style:family="text">
      <style:text-properties officeooo:rsid="00098ce9"/>
    </style:style>
    <style:style style:name="T54" style:family="text">
      <style:text-properties officeooo:rsid="000ada58"/>
    </style:style>
    <style:style style:name="T55" style:family="text">
      <style:text-properties fo:font-weight="normal" style:font-weight-asian="normal" style:font-weight-complex="normal"/>
    </style:style>
    <style:style style:name="T56" style:family="text">
      <style:text-properties fo:font-weight="normal" officeooo:rsid="000ada58" style:font-weight-asian="normal" style:font-weight-complex="normal"/>
    </style:style>
    <style:style style:name="T57" style:family="text">
      <style:text-properties fo:font-weight="normal" officeooo:rsid="0029c897" style:font-weight-asian="normal" style:font-weight-complex="normal"/>
    </style:style>
    <style:style style:name="T58" style:family="text">
      <style:text-properties fo:font-weight="normal" officeooo:rsid="00139255" style:font-weight-asian="normal" style:font-weight-complex="normal"/>
    </style:style>
    <style:style style:name="T59" style:family="text">
      <style:text-properties fo:font-weight="normal" officeooo:rsid="0034765e" style:font-weight-asian="normal" style:font-weight-complex="normal"/>
    </style:style>
    <style:style style:name="T60" style:family="text">
      <style:text-properties officeooo:rsid="000aef29"/>
    </style:style>
    <style:style style:name="T61" style:family="text">
      <style:text-properties officeooo:rsid="000c9528"/>
    </style:style>
    <style:style style:name="T62" style:family="text">
      <style:text-properties officeooo:rsid="000ce74d"/>
    </style:style>
    <style:style style:name="T63" style:family="text">
      <style:text-properties officeooo:rsid="000e50a0"/>
    </style:style>
    <style:style style:name="T64" style:family="text">
      <style:text-properties officeooo:rsid="0011ed12"/>
    </style:style>
    <style:style style:name="T65" style:family="text">
      <style:text-properties fo:language="en" fo:country="US"/>
    </style:style>
    <style:style style:name="T66" style:family="text">
      <style:text-properties fo:language="en" fo:country="US" officeooo:rsid="0011ed12"/>
    </style:style>
    <style:style style:name="T67" style:family="text">
      <style:text-properties fo:language="en" fo:country="US" officeooo:rsid="0012e609"/>
    </style:style>
    <style:style style:name="T68" style:family="text">
      <style:text-properties fo:language="en" fo:country="US" officeooo:rsid="0028fc2d"/>
    </style:style>
    <style:style style:name="T69" style:family="text">
      <style:text-properties officeooo:rsid="0012e609"/>
    </style:style>
    <style:style style:name="T70" style:family="text">
      <style:text-properties officeooo:rsid="00139255"/>
    </style:style>
    <style:style style:name="T71" style:family="text">
      <style:text-properties officeooo:rsid="00149d23"/>
    </style:style>
    <style:style style:name="T72" style:family="text">
      <style:text-properties officeooo:rsid="001649ba"/>
    </style:style>
    <style:style style:name="T73" style:family="text">
      <style:text-properties officeooo:rsid="0016dcd9"/>
    </style:style>
    <style:style style:name="T74" style:family="text">
      <style:text-properties officeooo:rsid="0018c7e8"/>
    </style:style>
    <style:style style:name="T75" style:family="text">
      <style:text-properties officeooo:rsid="001a520f"/>
    </style:style>
    <style:style style:name="T76" style:family="text">
      <style:text-properties officeooo:rsid="001bd707"/>
    </style:style>
    <style:style style:name="T77" style:family="text">
      <style:text-properties officeooo:rsid="001e968d"/>
    </style:style>
    <style:style style:name="T78" style:family="text">
      <style:text-properties officeooo:rsid="0020ee73"/>
    </style:style>
    <style:style style:name="T79" style:family="text">
      <style:text-properties officeooo:rsid="00215eab"/>
    </style:style>
    <style:style style:name="T80" style:family="text">
      <style:text-properties officeooo:rsid="002671f2"/>
    </style:style>
    <style:style style:name="T81" style:family="text">
      <style:text-properties officeooo:rsid="0028fc2d"/>
    </style:style>
    <style:style style:name="T82" style:family="text">
      <style:text-properties officeooo:rsid="0029c897"/>
    </style:style>
    <style:style style:name="T83" style:family="text">
      <style:text-properties officeooo:rsid="002a29cb"/>
    </style:style>
    <style:style style:name="T84" style:family="text">
      <style:text-properties officeooo:rsid="002b1bd2"/>
    </style:style>
    <style:style style:name="T85" style:family="text">
      <style:text-properties officeooo:rsid="002cc1f4"/>
    </style:style>
    <style:style style:name="T86" style:family="text">
      <style:text-properties officeooo:rsid="002d9553"/>
    </style:style>
    <style:style style:name="T87" style:family="text">
      <style:text-properties officeooo:rsid="002dec2f"/>
    </style:style>
    <style:style style:name="T88" style:family="text">
      <style:text-properties officeooo:rsid="002e6751"/>
    </style:style>
    <style:style style:name="T89" style:family="text">
      <style:text-properties officeooo:rsid="002f7589"/>
    </style:style>
    <style:style style:name="T90" style:family="text">
      <style:text-properties officeooo:rsid="00311df0"/>
    </style:style>
    <style:style style:name="T91" style:family="text">
      <style:text-properties officeooo:rsid="0031bcaa"/>
    </style:style>
    <style:style style:name="T92" style:family="text">
      <style:text-properties officeooo:rsid="00330dd9"/>
    </style:style>
    <style:style style:name="T93" style:family="text">
      <style:text-properties officeooo:rsid="00339e45"/>
    </style:style>
    <style:style style:name="T94" style:family="text">
      <style:text-properties officeooo:rsid="0034765e"/>
    </style:style>
    <style:style style:name="T95" style:family="text">
      <style:text-properties officeooo:rsid="003777da"/>
    </style:style>
    <style:style style:name="T96" style:family="text">
      <style:text-properties officeooo:rsid="0037c617"/>
    </style:style>
    <style:style style:name="T97" style:family="text">
      <style:text-properties officeooo:rsid="00381c76"/>
    </style:style>
    <style:style style:name="T98" style:family="text">
      <style:text-properties officeooo:rsid="0039fbce"/>
    </style:style>
    <style:style style:name="T99" style:family="text">
      <style:text-properties officeooo:rsid="003adc34"/>
    </style:style>
    <style:style style:name="T100" style:family="text">
      <style:text-properties officeooo:rsid="003b2aa6"/>
    </style:style>
    <style:style style:name="T101" style:family="text">
      <style:text-properties officeooo:rsid="003dd708"/>
    </style:style>
    <style:style style:name="T102" style:family="text">
      <style:text-properties officeooo:rsid="003e3f5a"/>
    </style:style>
    <style:style style:name="T103" style:family="text">
      <style:text-properties officeooo:rsid="00412f03"/>
    </style:style>
    <style:style style:name="T104" style:family="text">
      <style:text-properties officeooo:rsid="00432e99"/>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text:bookmark-start text:name="__RefHeading___Toc1737_2554862801"/>qtag: a search tool for humans<text:bookmark-end text:name="__RefHeading___Toc1737_2554862801"/></text:h>
      <text:p text:style-name="P11"/>
      <text:p text:style-name="P1"/>
      <text:p text:style-name="P1"/>
      <text:p text:style-name="P1"/>
      <text:p text:style-name="P1"/>
      <text:p text:style-name="P1">by Alberto Emiliani</text:p>
      <text:p text:style-name="P61">2022</text:p>
      <text:p text:style-name="P1"/>
      <text:p text:style-name="P1"><text:span text:style-name="T80">Latest</text:span> version qtag.<text:span text:style-name="T80">D01</text:span></text:p>
      <text:p text:style-name="P1"/>
      <text:p text:style-name="P1"/>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8"><text:a xlink:type="simple" xlink:href="#__RefHeading___Toc1737_2554862801" text:style-name="Index_20_Link" text:visited-style-name="Index_20_Link">qtag: a search tool for humans<text:tab/>1</text:a></text:p>
          <text:p text:style-name="P57"><text:a xlink:type="simple" xlink:href="#__RefHeading___Toc1825_1673889435" text:style-name="Index_20_Link" text:visited-style-name="Index_20_Link">1. Quick start<text:tab/>2</text:a></text:p>
          <text:p text:style-name="P57"><text:a xlink:type="simple" xlink:href="#__RefHeading___Toc1827_1673889435" text:style-name="Index_20_Link" text:visited-style-name="Index_20_Link">2. Advanced search<text:tab/>4</text:a></text:p>
          <text:p text:style-name="P59"><text:a xlink:type="simple" xlink:href="#__RefHeading___Toc1829_1673889435" text:style-name="Index_20_Link" text:visited-style-name="Index_20_Link">not<text:tab/>4</text:a></text:p>
          <text:p text:style-name="P59"><text:a xlink:type="simple" xlink:href="#__RefHeading___Toc1831_1673889435" text:style-name="Index_20_Link" text:visited-style-name="Index_20_Link">Wildcards, regexes and more<text:tab/>4</text:a></text:p>
          <text:p text:style-name="P59"><text:a xlink:type="simple" xlink:href="#__RefHeading___Toc1707_1673889435" text:style-name="Index_20_Link" text:visited-style-name="Index_20_Link">Special characters<text:tab/>6</text:a></text:p>
          <text:p text:style-name="P59"><text:a xlink:type="simple" xlink:href="#__RefHeading___Toc1709_1673889435" text:style-name="Index_20_Link" text:visited-style-name="Index_20_Link">Tags and extended search<text:tab/>7</text:a></text:p>
          <text:p text:style-name="P57"><text:a xlink:type="simple" xlink:href="#__RefHeading___Toc1711_1673889435" text:style-name="Index_20_Link" text:visited-style-name="Index_20_Link">3. Options<text:tab/>8</text:a></text:p>
          <text:p text:style-name="P57"><text:a xlink:type="simple" xlink:href="#__RefHeading___Toc1713_1673889435" text:style-name="Index_20_Link" text:visited-style-name="Index_20_Link">4. Managing tags<text:tab/>9</text:a></text:p>
          <text:p text:style-name="P57"><text:a xlink:type="simple" xlink:href="#__RefHeading___Toc1739_2554862801" text:style-name="Index_20_Link" text:visited-style-name="Index_20_Link">5. More on symlinks in the working directory (symdir)<text:tab/>12</text:a></text:p>
          <text:p text:style-name="P57"><text:a xlink:type="simple" xlink:href="#__RefHeading___Toc1717_1673889435" text:style-name="Index_20_Link" text:visited-style-name="Index_20_Link">6. Examples and some practice<text:tab/>12</text:a></text:p>
        </text:index-body>
      </text:table-of-content>
      <text:p text:style-name="P1"/>
      <text:p text:style-name="P54"/>
      <text:p text:style-name="P1"/>
      <text:h text:style-name="P64" text:outline-level="2"><text:bookmark-start text:name="__RefHeading___Toc1825_1673889435"/>1. Quick start<text:bookmark-end text:name="__RefHeading___Toc1825_1673889435"/></text:h>
      <text:p text:style-name="P1"/>
      <text:p text:style-name="P1"><text:span text:style-name="T26">qtag</text:span> is a tool for quick <text:span text:style-name="T1">tag</text:span> searching, adding and deleting in file names. It can create a directory of symlinks to the found files and open it in the file manager, it can mass-change the filenames adding or removing tags etc.</text:p>
      <text:p text:style-name="P1"/>
      <text:p text:style-name="P1">The idea behind <text:span text:style-name="T26">qtag</text:span> is that a search tool for humans should be based on the way humans write file names.</text:p>
      <text:p text:style-name="P1">If filenames were contrived by computers, they would all be like "SW234GFH5552" and tags would be of little help. But humans normally use <text:span text:style-name="T25">words</text:span> (shortened or not)<text:span text:style-name="T1"> </text:span>separated from one another in ways that are not always consistent. Both the name shortening and the separators we use (spaces, underscores, dots, <text:span text:style-name="T81">dashes, </text:span>sometimes just upper case letters) may vary.</text:p>
      <text:p text:style-name="P1">A search tool for humans should assume that one is mostly searching for words or word-beginnings — giving <text:span text:style-name="T1">them</text:span> also the possibility of searching within words, but making the search for words and word-beginnings ("tags") very handy.</text:p>
      <text:p text:style-name="P1"/>
      <text:p text:style-name="P35">Preliminaries</text:p>
      <text:p text:style-name="P44">qtag requires no ”installation”; the editable python file is executed as is. You put the file in any directory (better if the dir is in your PATH: we are presently coming to this) and launch it from a terminal. A couple of things you have to do are:</text:p>
      <text:p text:style-name="P29">(1) <text:span text:style-name="T81">Check that</text:span> Python, at least vers. 3, <text:span text:style-name="T81">is installed.</text:span> <text:span text:style-name="T81">If it isn’t, installing it is easy and there is </text:span>much help online.</text:p>
      <text:p text:style-name="P52"><text:span text:style-name="T67">(2)</text:span><text:span text:style-name="T66"> </text:span><text:span text:style-name="T68">S</text:span><text:span text:style-name="T66">et qtag to executable. The easiest way to do so is: in your file manager right click the file name, choose Properties, tab Permissions, check the box “Allow this file to run as a program”.</text:span></text:p>
      <text:p text:style-name="P53"><text:span text:style-name="T65"/></text:p>
      <text:p text:style-name="P1"/>
      <text:p text:style-name="P1"><text:span text:style-name="T101">T</text:span>ry it. <text:span text:style-name="T101">O</text:span>pen a terminal <text:span text:style-name="T69">(CTRL-ALT-T or other, depending on your Desktop Environment) </text:span>and write</text:p>
      <text:p text:style-name="P1"/>
      <text:p text:style-name="P28"><text:tab/>[path]qtag<text:tab/><text:tab/><text:tab/></text:p>
      <text:p text:style-name="P28"/>
      <text:p text:style-name="P45">[path] is the path where the file is; e.g. /home/user/Downloads/qtag. If you copy or move your qtag file to a directory that is in one of your default paths you won’t have to write the path (to check the default paths, type in terminal “echo $PATH” without quotes; if you want to add to the default paths there is a lot of help online). I normally copy qtag to /usr/local/bin:</text:p>
      <text:p text:style-name="P36"/>
      <text:p text:style-name="P36"><text:tab/><text:span text:style-name="T81">sudo cp [path/]qtag </text:span><text:span text:style-name="T42">usr/local/bin/</text:span></text:p>
      <text:p text:style-name="P36"/>
      <text:p text:style-name="P36"><text:span text:style-name="T64">In the rest of this tutorial, I assume that the qtag file is in a default path.</text:span><text:span text:style-name="T64"><text:note text:id="ftn1" text:note-class="footnote"><text:note-citation>1</text:note-citation><text:note-body><text:p text:style-name="Footnote">Depending on where you saved your copy of qtag, you have to follow the usual Linux syntax for executing it, e.g.:</text:p><text:p text:style-name="Footnote"><text:tab/>./qtag.py [...]</text:p><text:p text:style-name="Footnote"><text:tab/>python3.x [path]qtag.py [...]</text:p><text:p text:style-name="Footnote">Even better: if, after a few tries, you decide you want to have qtag in your set of commands, qtag tries to do this for you. Write:</text:p><text:p text:style-name="Footnote"><text:tab/>[path]qtag.py -x</text:p><text:p text:style-name="Footnote">A copy of qtag (without the py) will be saved in your .local/bin. <text:span text:style-name="T101">Provided that</text:span> &lt;Home&gt;.local/bin is in your PATH, you just type "qtag" in the command line instead of bothering with the whole path. If, on the other hand, &lt;Home&gt;.local/bin is <text:span text:style-name="T101">not</text:span> in your PATH (just check from terminal with "echo $PATH") you can either change your path or manually copy your qtag.py to a location that <text:span text:style-name="T101">is</text:span> present in your PATH. Copy it to filename "qtag" if you want to reduce the typing. E.g.: “cp Downloads/qtag.py <text:span text:style-name="T101">&lt;</text:span>My_Path_Dir<text:span text:style-name="T101">&gt;</text:span>/qtag”</text:p></text:note-body></text:note></text:span></text:p>
      <text:p text:style-name="P29"/>
      <text:p text:style-name="P29"><text:tab/>The <text:span text:style-name="T101">mere </text:span>command “<text:span text:style-name="T101">[path]qtag”</text:span> just fills the standard terminal screen with a condensed help text. Have a look at it to get an idea of the program. Then input:</text:p>
      <text:p text:style-name="P29"/>
      <text:p text:style-name="P29"><text:soft-page-break/><text:tab/>[path]qtag pyth phil<text:tab/></text:p>
      <text:p text:style-name="P29"/>
      <text:p text:style-name="P1"><text:span text:style-name="T69">(I’ll drop the [path] part from now on.) </text:span>It will <text:span text:style-name="T81">recursively search</text:span> all files and directories, starting from the current directory, whose name contains the tag "pyth" <text:span text:style-name="T16">and</text:span> the tag "phil", such as:</text:p>
      <text:p text:style-name="P1"/>
      <text:p text:style-name="P1"><text:tab/><text:span text:style-name="T2">Phil</text:span>osophy_of_<text:span text:style-name="T2">Pyth</text:span>on<text:span text:style-name="T1"><text:tab/>[underscores recognized as word-separators]</text:span></text:p>
      <text:p text:style-name="P1"><text:tab/><text:span text:style-name="T16">p</text:span><text:span text:style-name="T2">hil</text:span>Of<text:span text:style-name="T2">Pyth</text:span>on<text:span text:style-name="T1"><text:tab/><text:tab/>[no need of separators, so far as tags</text:span></text:p>
      <text:p text:style-name="P2"><text:tab/><text:tab/><text:tab/><text:tab/><text:tab/> begin with uppercase]</text:p>
      <text:p text:style-name="P1"><text:tab/><text:span text:style-name="T2">Phil</text:span>osophy of <text:span text:style-name="T2">Pyth</text:span>on</text:p>
      <text:p text:style-name="P1"><text:tab/><text:span text:style-name="T2">pyth</text:span>on and C <text:span text:style-name="T2">phil</text:span>osoph<text:span text:style-name="T70">ies</text:span></text:p>
      <text:p text:style-name="P1"><text:tab/>programming <text:span text:style-name="T2">phil</text:span>osophy in <text:span text:style-name="T2">pyth</text:span>on</text:p>
      <text:p text:style-name="P2"><text:tab/><text:span text:style-name="T2">pyth</text:span>on as a <text:span text:style-name="T2">phil</text:span>anthropic enterprise</text:p>
      <text:p text:style-name="P1"><text:tab/><text:span text:style-name="T2">Pyth</text:span>agoras_in_the_history_of_<text:span text:style-name="T2">phil</text:span>osophical_thought</text:p>
      <text:p text:style-name="P1"/>
      <text:p text:style-name="P31">and so on. <text:span text:style-name="T70">Notice that search is </text:span><text:span text:style-name="T17">case-insensitive</text:span><text:span text:style-name="T70"> by default (you can change this). By default, search starts from the current directory and is </text:span><text:span text:style-name="T17">recursive </text:span><text:span text:style-name="T57">(you can change this too)</text:span><text:span text:style-name="T58">.</text:span><text:span text:style-name="T70"> </text:span><text:span text:style-name="T27">qtag</text:span><text:span text:style-name="T32"> options can set a search path, case sensitive search</text:span><text:span text:style-name="T27">, </text:span><text:span text:style-name="T41">and/or</text:span><text:span text:style-name="T27"> searches and much more</text:span><text:span text:style-name="T32">.</text:span></text:p>
      <text:p text:style-name="P24"><text:span text:style-name="T70">A</text:span>lso notice that you get: the total number of found and parsed files; since vers. C.07b, the total size of the found files.</text:p>
      <text:p text:style-name="P24">By default, qtag also searches for directory names. In the output list of found files, qtag prefixes dir names with “DIR”, symlinks with “LNK” and <text:span text:style-name="T26">broken</text:span> symlinks with a red “BAD LNK”. <text:span text:style-name="T82">By default, tags are searched for in the bare filename (the “basename”) and not in the whole name that includes the path (can be changed too).</text:span></text:p>
      <text:p text:style-name="P31"/>
      <text:p text:style-name="P30">A tag written directly, that is without quotes, cannot contain spaces, otherwise it counts as two tags. That is,</text:p>
      <text:p text:style-name="P7"/>
      <text:p text:style-name="P6"><text:tab/>qtag pyt on</text:p>
      <text:p text:style-name="P6"/>
      <text:p text:style-name="P6">does not search for a tag "pyt on" but for two tags "pyt" and "on".</text:p>
      <text:p text:style-name="P29">You want to look for “pyt on”, you just write it <text:span text:style-name="T70">between single or double quotes:</text:span></text:p>
      <text:p text:style-name="P29"/>
      <text:p text:style-name="P29"><text:tab/><text:span text:style-name="T70">qtag “pyt on”</text:span></text:p>
      <text:p text:style-name="P29"/>
      <text:p text:style-name="P30">and qtag interprets it as a single tag.</text:p>
      <text:p text:style-name="P7"/>
      <text:p text:style-name="P10"/>
      <text:p text:style-name="P37"><text:span text:style-name="T26">qtag</text:span> is actually much more powerful. You can <text:span text:style-name="T83">save and explore symlinks to the found files, opening an instance of your file manager on them.</text:span></text:p>
      <text:p text:style-name="P37"><text:span text:style-name="T83">Option </text:span><text:span text:style-name="T18">-w</text:span><text:span text:style-name="T83"> </text:span>tell<text:span text:style-name="T83">s</text:span> <text:span text:style-name="T26">qtag</text:span> to write symbolic links to all the files and<text:span text:style-name="T1">/or</text:span> directories <text:span text:style-name="T1">matching your search </text:span>and to open the list in your file manager. Just write:</text:p>
      <text:p text:style-name="P1"/>
      <text:p text:style-name="P1"><text:tab/>qtag pyth phil <text:span text:style-name="T2">-w</text:span><text:tab/><text:tab/><text:tab/>(<text:span text:style-name="T1">option -w</text:span> <text:span text:style-name="T1">stands for</text:span> "write")</text:p>
      <text:p text:style-name="P1"/>
      <text:p text:style-name="P1">and it will open your browser on a working directory filled with links to the found files.</text:p>
      <text:p text:style-name="P8">WARNING: this is just for viewing and exploring; deleting or moving the files in the <text:span text:style-name="T83">symlinks </text:span>directory will only delete or move the links.</text:p>
      <text:p text:style-name="P1"/>
      <text:p text:style-name="P1"/>
      <text:p text:style-name="P8">SYMLINKS IN THE WORKING DIRECTORY</text:p>
      <text:p text:style-name="P4"><text:span text:style-name="T83">Let’s have a closer look at the working directory (option "</text:span><text:span text:style-name="T12">-w</text:span><text:span text:style-name="T37">") that contains symlinks to the files matching your search. Call it the </text:span><text:span text:style-name="T28">symdir</text:span><text:span text:style-name="T37">. The symdir is convenient for exploring your list of found files or for refining it: you can delete symlinks to files with no harm to the originals. The symdir is also very convenient for managing tags: see below about option </text:span><text:span text:style-name="T12">-n</text:span><text:span text:style-name="T37">.</text:span></text:p>
      <text:p text:style-name="P4">Since version C.07, <text:span text:style-name="T38">qtag</text:span> <text:span text:style-name="T37">re-creates the directory tree, cutting away all the branches that are of no use to you. Say, you search for pdf files:</text:span></text:p>
      <text:p text:style-name="P3"/>
      <text:p text:style-name="P5"><text:tab/><text:tab/>qtag pdf <text:span text:style-name="T2">-w</text:span></text:p>
      <text:p text:style-name="P5"><text:soft-page-break/></text:p>
      <text:p text:style-name="P5">Suppose it finds two pdf files, <text:span text:style-name="T26">first.pdf</text:span> and <text:span text:style-name="T26">pdf_theory.odt</text:span>, in the current directory, and another file <text:span text:style-name="T26">Kipling_The_Gardener.pdf</text:span> in a subdirectory called <text:span text:style-name="T26">Stories. </text:span><text:span text:style-name="T38">There are </text:span><text:span text:style-name="T40">more</text:span><text:span text:style-name="T38"> subdirectories, but </text:span><text:span text:style-name="T40">no files in them match your search. The</text:span><text:span text:style-name="T38"> </text:span><text:span text:style-name="T40">symdir</text:span><text:span text:style-name="T38"> will </text:span><text:span text:style-name="T40">be like this</text:span><text:span text:style-name="T38">:</text:span></text:p>
      <text:p text:style-name="P22"/>
      <text:p text:style-name="P22"><text:tab/><text:span text:style-name="T83">DIR</text:span><text:tab/>Stories</text:p>
      <text:p text:style-name="P22"><text:tab/><text:tab/>first.pdf</text:p>
      <text:p text:style-name="P22"><text:tab/><text:tab/>pdf_theory.odt</text:p>
      <text:p text:style-name="P22"/>
      <text:p text:style-name="P5"><text:span text:style-name="T38">In the directory "Stories" you'll find a link to </text:span><text:span text:style-name="T26">Kipling_The_Gardener.pdf. </text:span><text:span text:style-name="T38">In a way, you get a symlink mirror </text:span><text:span text:style-name="T39">that shows only the matching files and the directories containing them.</text:span></text:p>
      <text:p text:style-name="P23"/>
      <text:p text:style-name="P38"/>
      <text:p text:style-name="P1"/>
      <text:p text:style-name="P1"/>
      <text:h text:style-name="P64" text:outline-level="2"><text:bookmark-start text:name="__RefHeading___Toc1827_1673889435"/>2. Advanced search<text:bookmark-end text:name="__RefHeading___Toc1827_1673889435"/></text:h>
      <text:p text:style-name="P1"/>
      <text:p text:style-name="P1"/>
      <text:h text:style-name="P65" text:outline-level="3"><text:bookmark-start text:name="__RefHeading___Toc1829_1673889435"/>not<text:bookmark-end text:name="__RefHeading___Toc1829_1673889435"/></text:h>
      <text:p text:style-name="P1">You may wish to search for a certain combination of tags that <text:span text:style-name="T34">excludes</text:span> some tags/words. A colon <text:span text:style-name="T71">prefix (</text:span>just before a <text:span text:style-name="T49">tag,</text:span> without spaces <text:span text:style-name="T84">in between</text:span>) means "not".</text:p>
      <text:p text:style-name="P1"/>
      <text:p text:style-name="P1"><text:tab/>qtag ari :metaph</text:p>
      <text:p text:style-name="P1"/>
      <text:p text:style-name="P1">finds all the ari-matches that do not contain the tag "metaph" at the beginning of a word.<text:span text:style-name="T49"> The file "Aristotle De Anima" matches the search; "Aristotle Metaphisics" does not. You can write all the positive and negative tags you wish, in whatever order.</text:span></text:p>
      <text:p text:style-name="P1"/>
      <text:p text:style-name="P1"/>
      <text:p text:style-name="P1"/>
      <text:h text:style-name="P66" text:outline-level="3"><text:bookmark-start text:name="__RefHeading___Toc1831_1673889435"/><text:span text:style-name="T2">W</text:span><text:span text:style-name="T15">ildcards</text:span><text:span text:style-name="T2">, </text:span><text:span text:style-name="T15">regex</text:span><text:span text:style-name="T2">es</text:span><text:span text:style-name="T3"> and more</text:span><text:bookmark-end text:name="__RefHeading___Toc1831_1673889435"/></text:h>
      <text:p text:style-name="P1">A dot <text:span text:style-name="T49">within a tag </text:span>means any single character in a tag.</text:p>
      <text:p text:style-name="P1"/>
      <text:p text:style-name="P1"><text:tab/>qtag li.e</text:p>
      <text:p text:style-name="P1"/>
      <text:p text:style-name="P1">"li.e" is a single tag; to add more tags just type a space. <text:span text:style-name="T85">This</text:span> finds "line", "like", etc. <text:span text:style-name="T85">Try to solve this: you want to find all the files with a tag “p[.]f” (such as pef pof puf ppf etc.) but </text:span><text:span text:style-name="T19">not</text:span><text:span text:style-name="T85"> the </text:span><text:span text:style-name="T43">pdf</text:span><text:span text:style-name="T85"> ones. Solution in footnote.</text:span><text:span text:style-name="T85"><text:note text:id="ftn2" text:note-class="footnote"><text:note-citation>2</text:note-citation><text:note-body><text:p text:style-name="P55">qtag p.f :pdf</text:p></text:note-body></text:note></text:span></text:p>
      <text:p text:style-name="P1">An asterisk finds zero or more of the last character: it's especially useful after a dot, to indicate any sequence of characters. In this way, it's easy to search for a string (also) in the middle of a word — <text:span text:style-name="T86">and so, not a tag</text:span>:</text:p>
      <text:p text:style-name="P1"/>
      <text:p text:style-name="P1"><text:tab/>qtag <text:s/>.*ra<text:span text:style-name="T86">n</text:span></text:p>
      <text:p text:style-name="P1"/>
      <text:p text:style-name="P15">would find "ra<text:span text:style-name="T86">n</text:span>ge", "<text:span text:style-name="T86">deranged</text:span>", etc.</text:p>
      <text:p text:style-name="P15">".*" more or less works as a "*" <text:span text:style-name="T50">wildcard.</text:span></text:p>
      <text:p text:style-name="P15"/>
      <text:p text:style-name="P1">To find an actual dot or asterisk you have to write it after a double backslash:</text:p>
      <text:p text:style-name="P1"/>
      <text:p text:style-name="P1"><text:tab/>qtag blah\\.</text:p>
      <text:p text:style-name="P1"/>
      <text:p text:style-name="P1">searches for filenames containing words beginning with "blah." See also below, <text:soft-page-break/><text:span text:style-name="T20">special characters</text:span>)</text:p>
      <text:p text:style-name="P1">Say, you want to find "<text:span text:style-name="T50">container</text:span>" but also "<text:span text:style-name="T50">content</text:span>". You don't want to write just "<text:span text:style-name="T50">cont</text:span>" because you have thousand of files about <text:span text:style-name="T50">contradiction</text:span>.</text:p>
      <text:p text:style-name="P1"/>
      <text:p text:style-name="P1">qtag <text:span text:style-name="T50">conta</text:span> <text:span text:style-name="T50">conte</text:span></text:p>
      <text:p text:style-name="P1"/>
      <text:p text:style-name="P1">would <text:span text:style-name="T4">not</text:span> be what you want, because it would find all the files that contain <text:span text:style-name="T4">both</text:span> the tags <text:span text:style-name="T50">conta</text:span> <text:span text:style-name="T4">and</text:span> <text:span text:style-name="T50">conte</text:span>. <text:span text:style-name="T50">That is, multiple searches are by default </text:span><text:span text:style-name="T4">and</text:span><text:span text:style-name="T50"> searches. </text:span>What you need is an <text:span text:style-name="T21">or</text:span> search, which isn't the primary goal of qtag but can be done in some different ways.</text:p>
      <text:p text:style-name="P1">The easiest way for performing <text:span text:style-name="T21">or</text:span> searches is to use qtag repeatedly: the first time with the option <text:span text:style-name="T2">-w</text:span>, then with the option <text:span text:style-name="T2">-a</text:span><text:span text:style-name="T51"> (append)</text:span>. <text:span text:style-name="T51">Symlinks to the new matches</text:span> <text:span text:style-name="T51">are </text:span><text:span text:style-name="T5">added</text:span> to the <text:span text:style-name="T51">symdir</text:span>. For example, you first search for "<text:span text:style-name="T51">conta</text:span>", then for "<text:span text:style-name="T51">conte</text:span>":</text:p>
      <text:p text:style-name="P1"/>
      <text:p text:style-name="P1">qtag <text:span text:style-name="T51">conte</text:span> <text:span text:style-name="T2">-w</text:span></text:p>
      <text:p text:style-name="P1">qtag <text:span text:style-name="T51">conta</text:span> <text:span text:style-name="T2">-a</text:span></text:p>
      <text:p text:style-name="P1"/>
      <text:p text:style-name="P1">and all the symlinks to the matching files <text:span text:style-name="T51">are created in your symdir.</text:span></text:p>
      <text:p text:style-name="P1"/>
      <text:p text:style-name="P1">A more powerful, if <text:span text:style-name="T51">a bit </text:span>more demanding, way for performing <text:span text:style-name="T87">or</text:span> searches is by using <text:span text:style-name="T2">regular expressions</text:span> (regex). <text:span text:style-name="T26">qtag</text:span> makes extensive use of so-called "regular expressions". If you are familiar with them, you can in<text:span text:style-name="T87">put</text:span> them after “qtag” and check their behaviour. (Browse the web for info about regex.) Some useful expressions:</text:p>
      <text:p text:style-name="P16">"[a-z]" stands for any single character in the range a-z (lower case);</text:p>
      <text:p text:style-name="P16"><text:span text:style-name="T51">"</text:span>[A-Z]<text:span text:style-name="T51">"</text:span>,<text:span text:style-name="T51">"</text:span>[a-zA-Z]<text:span text:style-name="T51">"</text:span>, [0-9] etc. are also ok. If you just write [am] you indicate a single<text:span text:style-name="T51"> </text:span>character that is either "a" or "m".</text:p>
      <text:p text:style-name="P1"/>
      <text:p text:style-name="P1"><text:tab/>qtag <text:span text:style-name="T51">cont</text:span>[<text:span text:style-name="T51">ae</text:span>]</text:p>
      <text:p text:style-name="P1"/>
      <text:p text:style-name="P1">would do the trick. It would also find "<text:span text:style-name="T51">contact</text:span>"<text:span text:style-name="T51"> and "context"</text:span>, though. If you can live with it, it's ok. You can add -w</text:p>
      <text:p text:style-name="P1"/>
      <text:p text:style-name="P1"><text:tab/>qtag <text:span text:style-name="T51">cont</text:span>[<text:span text:style-name="T51">ae</text:span>] -w</text:p>
      <text:p text:style-name="P1"/>
      <text:p text:style-name="P1">and delete all the links you don't like. <text:span text:style-name="T51">The alternative is to</text:span> use <text:span text:style-name="T51">some more</text:span> power of regex (about escaped characters, see below <text:span text:style-name="T21">special characters</text:span>):</text:p>
      <text:p text:style-name="P1"/>
      <text:p text:style-name="P1"><text:tab/><text:span text:style-name="T71">qtag contai|conten</text:span></text:p>
      <text:p text:style-name="P1"/>
      <text:p text:style-name="P32">Much here depends on your command interpreter.</text:p>
      <text:p text:style-name="P32">You may have to escape the “|” character:</text:p>
      <text:p text:style-name="P32"/>
      <text:p text:style-name="P1"><text:tab/>qtag <text:span text:style-name="T51">contai</text:span>\|<text:span text:style-name="T51">conten</text:span></text:p>
      <text:p text:style-name="P1"/>
      <text:p text:style-name="P1">you might <text:span text:style-name="T71">even </text:span>have to enclose the <text:span text:style-name="T71">search </text:span>string between inverted commas <text:span text:style-name="T87">(which is somewhat safer, but conflicts on interpretation of special characters are really a bit messy, so just try)</text:span> like this:</text:p>
      <text:p text:style-name="P1"/>
      <text:p text:style-name="P1"><text:tab/>qtag "<text:span text:style-name="T51">contai</text:span>|<text:span text:style-name="T51">conten</text:span>"</text:p>
      <text:p text:style-name="P1"/>
      <text:p text:style-name="P1">The expression above would find "<text:span text:style-name="T51">contai</text:span>" at the beginning of a word <text:span text:style-name="T71">(qtag normal behavior)</text:span>, and "<text:span text:style-name="T51">conten</text:span>" <text:span text:style-name="T26">anywhere</text:span>. Say, you want to find all the docx OR pdf files in a directory or in the whole of your hard disk. Go to the directory you want to start your search from, open a terminal and type</text:p>
      <text:p text:style-name="P1"/>
      <text:p text:style-name="P1"><text:tab/>qtag docx\|pdf</text:p>
      <text:p text:style-name="P1"/>
      <text:p text:style-name="P33"/>
      <text:p text:style-name="P16"/>
      <text:p text:style-name="P16"><text:span text:style-name="T52">R</text:span>egular expressions are very powerful and there is a lot you can do <text:span text:style-name="T72">with</text:span> them.</text:p>
      <text:p text:style-name="P1">For example, you want to find all the files with two digits in them:</text:p>
      <text:p text:style-name="P16"/>
      <text:p text:style-name="P16"><text:soft-page-break/><text:span text:style-name="T51"><text:tab/></text:span>qtag "<text:span text:style-name="T55">\d</text:span>\d"</text:p>
      <text:p text:style-name="P1"/>
      <text:p text:style-name="P1">Now two digits plus another character plus two more digits:</text:p>
      <text:p text:style-name="P1"/>
      <text:p text:style-name="P1"><text:tab/>qtag "\d\d\.\d\d"</text:p>
      <text:p text:style-name="P1"/>
      <text:p text:style-name="P1">Now filenames beginning with <text:span text:style-name="T72">a digit</text:span>:</text:p>
      <text:p text:style-name="P1"/>
      <text:p text:style-name="P1"><text:tab/>qtag "<text:span text:style-name="T2">^</text:span>\d"</text:p>
      <text:p text:style-name="P1"/>
      <text:p text:style-name="P34">or filenames ending with “pdf”:</text:p>
      <text:p text:style-name="P34"/>
      <text:p text:style-name="P34"><text:tab/>qtag “pdf<text:span text:style-name="T2">$</text:span>”</text:p>
      <text:p text:style-name="P1"/>
      <text:p text:style-name="P1">... and so on.</text:p>
      <text:p text:style-name="P1"/>
      <text:h text:style-name="P65" text:outline-level="3"><text:bookmark-start text:name="__RefHeading___Toc1707_1673889435"/>Special characters<text:bookmark-end text:name="__RefHeading___Toc1707_1673889435"/></text:h>
      <text:p text:style-name="P1">We have already met some examples of searches for tags that contain "special characters", i.e. characters that have a special meaning within a regex (say, <text:span text:style-name="T87">more or less, </text:span>wildcards). For example, since a dot is interpreted as "any letter or digit", how do you write a tag containing an actual dot, such as "Python3.5"?</text:p>
      <text:p text:style-name="P1"><text:span text:style-name="T87">We already met this case above: i</text:span>f you just write</text:p>
      <text:p text:style-name="P1"/>
      <text:p text:style-name="P1"><text:tab/>qtag Python3.5</text:p>
      <text:p text:style-name="P1"/>
      <text:p text:style-name="P1">qtag would <text:span text:style-name="T33">also</text:span><text:span text:style-name="T72"> </text:span>find "Python3q5" etc. — <text:span text:style-name="T21">if</text:span> you have such filenames this is not what you want. To look for special characters as the dot, you have to 'escape' them, that is to write a backslash before them<text:span text:style-name="T53">, even if they are enclosed between quotes</text:span>.</text:p>
      <text:p text:style-name="P1"/>
      <text:p text:style-name="P1"><text:tab/>qtag Python3\.5<text:tab/><text:tab/><text:tab/>searches for "Python3.5"</text:p>
      <text:p text:style-name="P1"/>
      <text:p text:style-name="P1"><text:span text:style-name="T73">Here follows a </text:span><text:span text:style-name="T13">list</text:span> of characters that ought to be escaped if you want to search for them as mere characters and not to use them as symbols with a special function:</text:p>
      <text:p text:style-name="P1"><text:s/></text:p>
      <text:p text:style-name="P1"><text:tab/> . ^ $ * + ? { } [ ] \ | ( ) /<text:tab/><text:tab/>and also "-" if it is at the beginning of a tag (otherwise the tag is interpreted as a command option)<text:span text:style-name="T53">.</text:span></text:p>
      <text:p text:style-name="P1"/>
      <text:p text:style-name="P17">You are in fact allowed to introduce symbols that are active within the regexes used by qtag, if you just write them without escaping them. If you carelessly add, say, '+++' instead of '\+\+\+' as a tag, qtag tries to interpret your symbols with the meaning they have in a regex, which in this case would generate a regex error (a sequence of three plus signs is a syntax error in regex <text:span text:style-name="T53">code</text:span>).</text:p>
      <text:p text:style-name="P9"/>
      <text:p text:style-name="P17"><text:span text:style-name="T53">W</text:span>henever a regex error is <text:span text:style-name="T53">raised</text:span>, <text:span text:style-name="T26">qtag</text:span> assumes that<text:span text:style-name="T53"> </text:span>you actually meant to introduce escaped symbols but forgot to do so. Therefore, it intercepts the error, issues a warning ("Invalid REGEX<text:span text:style-name="T53">.</text:span> <text:span text:style-name="T53">R</text:span>einterpreting symbols as escaped: \+\+\+"), rewrites your tag escaping special symbols and retries. If the result differs from your intentions, think of your tag<text:span text:style-name="T53"> again</text:span>.</text:p>
      <text:p text:style-name="P39">(Generally speaking, it’s not a good habit to use filenames containing special symbols. Some of them are <text:span text:style-name="T88">forbidden outright by the operating system.)</text:span></text:p>
      <text:p text:style-name="P1"/>
      <text:p text:style-name="P1">To avoid such errors, we could easily change <text:span text:style-name="T26">qtag</text:span> so that it would literally interpret all the symbols appearing in the tags. This would make things easier when you search for simple tags. But we would lose the <text:span text:style-name="T53">opportunity</text:span> of using “wildcards” and <text:span text:style-name="T89">other </text:span>regex symbols; or we should introduce an additional idiosyncratic symbolism before wildcard characters<text:span text:style-name="T53">:</text:span> too high a price to pay for the convenience of not escaping a symbol.</text:p>
      <text:p text:style-name="P1"/>
      <text:p text:style-name="P1"><text:span text:style-name="T26">A general remark</text:span>. Whenever you escape a special symbol, it is advisable to enclose the tag between quotes. This is because the escape symbol (backslash) is <text:soft-page-break/>used by Python, by the regex symbolism and by the command line interpreter: conflicting or unintended interpretations may take place. Moreover, Python3 tries to fix the problem by reinterpreting escape symbols when it passes them to the regex compiler — sometimes this helps, some other times things get a bit entangled.</text:p>
      <text:p text:style-name="P1">As a rule of thumb, start with the roughest string. If an escape does not work, try doubling it. Or try wrapping your tag between quotes. Eventually, try both. However, these are somehow limiting cases, which mainly arise when you are try<text:span text:style-name="T53">i</text:span>ng to perform peculiar tag additions or deletions. Luckily, we normally search for words or beginnings of words.</text:p>
      <text:p text:style-name="P1"/>
      <text:h text:style-name="P65" text:outline-level="3"><text:bookmark-start text:name="__RefHeading___Toc1709_1673889435"/>Tags and extended search<text:bookmark-end text:name="__RefHeading___Toc1709_1673889435"/></text:h>
      <text:p text:style-name="P1">Some more words on <text:span text:style-name="T6">tags</text:span>. Quite simply, a tag is the beginning of a word (or also, a whole word). Ok, but how do we detect the beginning of a new word? We assume a new word begins after <text:span text:style-name="T102">a “wrapper”</text:span>: a space, a dot, a slash, an underscore, a digit... <text:span text:style-name="T53">and</text:span> <text:span text:style-name="T6">each</text:span> of the special symbols listed above (you can't imagine the symbols people manage to fit into their file names — unless <text:span text:style-name="T6">you</text:span> are the bad guy). A search for "rev" would also find such files as "qer?rev$+gh". Of course <text:span text:style-name="T26">you don't have to bother with writing down the separators</text:span>, escaping them etc. This is qtag's job. You just write the tag and qtag looks for proper wrappers. By the way, <text:span text:style-name="T6">if</text:span> you also write down the separators, <text:span text:style-name="T26">qtag</text:span> includes them in the word to be searched, and it only finds a match if it begins with one <text:span text:style-name="T6">more</text:span> separator.</text:p>
      <text:p text:style-name="P1"/>
      <text:p text:style-name="P40">"qtag ari" also finds the tag "ari" in your file "MyLatestThoughtsOnAristotlesMetaphysics" (gosh). This is because of the capitals; a<text:span text:style-name="T54">n uppercase letter</text:span> <text:span text:style-name="T26">within</text:span> a name is interpreted as if a separator were before it. It is a special case, and not everybody wishes for such tags to be found, therefore this search can be disabled with the option "<text:span text:style-name="T2">-s</text:span>" (<text:span text:style-name="T54">=</text:span><text:span text:style-name="T7">simple</text:span>). <text:span text:style-name="T89">Thus, i</text:span>f you do <text:span text:style-name="T7">not</text:span><text:span text:style-name="T54"> </text:span>set "-s" you <text:span text:style-name="T7">also</text:span> search for tags that are buried in a name without any <text:span text:style-name="T54">separators (</text:span>spaces, dots, slashes...<text:span text:style-name="T54">)</text:span> <text:span text:style-name="T7">but</text:span> begin with a capital letter. We call them "<text:span text:style-name="T7">embodied</text:span>" tags or words.</text:p>
      <text:p text:style-name="P40"><text:span text:style-name="T90">(Note:</text:span> <text:span text:style-name="T26">qtag</text:span> <text:span text:style-name="T56">always</text:span> searches for them in <text:span text:style-name="T2">case sensitive mode</text:span> (“-c<text:span text:style-name="T38">”</text:span><text:span text:style-name="T54">, off by default</text:span>), <text:span text:style-name="T7">but</text:span> a case insensitive search obliterate<text:span text:style-name="T74">s</text:span> the only markers we have for detecting them. Therefore, when search is case insensitive (as by default), <text:span text:style-name="T36">qtag</text:span> performs its (normal) case-insensitive search <text:span text:style-name="T7">plus</text:span> a case sensitive search for all the embodied tags that precisely match a tag like yours starting with an uppercase letter and lowercase in <text:span text:style-name="T7">all</text:span> the other letters.<text:span text:style-name="T90">)</text:span></text:p>
      <text:p text:style-name="P1">So, say you have these files:</text:p>
      <text:p text:style-name="P1"/>
      <text:p text:style-name="P1"><text:tab/>PhilOfPython.pdf</text:p>
      <text:p text:style-name="P1"><text:tab/>Philosophy_of_Python.odt</text:p>
      <text:p text:style-name="P1"><text:tab/>Philosophy of Python.txt</text:p>
      <text:p text:style-name="P1"><text:tab/>python and C philosophy</text:p>
      <text:p text:style-name="P1"><text:tab/>programming philosophy in python.glob</text:p>
      <text:p text:style-name="P1"><text:tab/>Pythagoras_in_the_history_of_philosophical_thought.pdf</text:p>
      <text:p text:style-name="P1"><text:tab/>PhilosPythagor.doc</text:p>
      <text:p text:style-name="P1"/>
      <text:p text:style-name="P1">qtag phil pyth <text:tab/><text:tab/><text:tab/>finds all of them:</text:p>
      <text:p text:style-name="P1"/>
      <text:p text:style-name="P1">*<text:tab/>PhilOfPython.pdf</text:p>
      <text:p text:style-name="P1">*<text:tab/>Philosophy_of_Python.odt</text:p>
      <text:p text:style-name="P1">*<text:tab/>Philosophy of Python.txt</text:p>
      <text:p text:style-name="P1">*<text:tab/>python and C philosophy</text:p>
      <text:p text:style-name="P1">*<text:tab/>programming philosophy in python.glob</text:p>
      <text:p text:style-name="P1">*<text:tab/>Pythagoras_in_the_history_of_philosophical_thought.pdf</text:p>
      <text:p text:style-name="P1">*<text:tab/>PhilosPythagor.doc</text:p>
      <text:p text:style-name="P1"/>
      <text:p text:style-name="P1">qtag Phil Pyth -c <text:tab/><text:span text:style-name="T54"><text:tab/></text:span>(that is, case sensitive and with extended search on by default: see <text:span text:style-name="T7">Options</text:span> below) finds <text:span text:style-name="T75">just four (the ones with the asterisk)</text:span>:</text:p>
      <text:p text:style-name="P1"/>
      <text:p text:style-name="P1">*<text:tab/>PhilOfPython.pdf</text:p>
      <text:p text:style-name="P1"><text:soft-page-break/>*<text:tab/>Philosophy_of_Python.odt</text:p>
      <text:p text:style-name="P1">*<text:tab/>Philosophy of Python.txt</text:p>
      <text:p text:style-name="P1"><text:tab/>python and C philosophy</text:p>
      <text:p text:style-name="P1"><text:tab/>programming philosophy in python.glob</text:p>
      <text:p text:style-name="P1"><text:tab/>Pythagoras_in_the_history_of_philosophical_thought.pdf</text:p>
      <text:p text:style-name="P1">*<text:tab/>PhilosPythagor.doc</text:p>
      <text:p text:style-name="P1"/>
      <text:p text:style-name="P1">but qtag phil pyth -s<text:tab/><text:tab/>(that is, without extended search and case insensitive by default) would find:</text:p>
      <text:p text:style-name="P1"/>
      <text:p text:style-name="P1"><text:tab/>PhilOfPython.pdf<text:tab/><text:tab/><text:span text:style-name="T26">it matches Phil but not Pyth (embodied)</text:span></text:p>
      <text:p text:style-name="P1">*<text:tab/>Philosophy_of_Python.odt</text:p>
      <text:p text:style-name="P1">*<text:tab/>Philosophy of Python.txt</text:p>
      <text:p text:style-name="P1">*<text:tab/>python and C philosophy</text:p>
      <text:p text:style-name="P1">*<text:tab/>programming philosophy in python.glob</text:p>
      <text:p text:style-name="P1">*<text:tab/>Pythagoras_in_the_history_of_philosophical_thought.pdf</text:p>
      <text:p text:style-name="P1"><text:tab/>PhilosPythagor.doc<text:tab/><text:span text:style-name="T26">again, Phil is ok but Pyth is buried in the word</text:span></text:p>
      <text:p text:style-name="P1"/>
      <text:p text:style-name="P1"/>
      <text:p text:style-name="P1">As another rule of thumb, if search is case insensitive (as by default), don't think of it: qtag <text:span text:style-name="T7">always</text:span> looks for embodied words and tags. If it is case-sensitive, cases in which you might be willing to disable extended search are fairly uncommon — just keep to the default setting<text:span text:style-name="T90">s</text:span>.</text:p>
      <text:p text:style-name="P1"/>
      <text:p text:style-name="P1"/>
      <text:p text:style-name="P1"/>
      <text:p text:style-name="P1"/>
      <text:h text:style-name="P64" text:outline-level="2"><text:bookmark-start text:name="__RefHeading___Toc1711_1673889435"/>3. Options<text:bookmark-end text:name="__RefHeading___Toc1711_1673889435"/></text:h>
      <text:p text:style-name="P1"/>
      <text:p text:style-name="P1">All the options can be written in any order after "qtag", even in between tags. They all start with a dash. You can also write all of your options after a single dash, like this: -cvsw.</text:p>
      <text:p text:style-name="P1"/>
      <text:p text:style-name="P1"><text:span text:style-name="T2">-p <text:s/>PATH</text:span> followed by a space and a pathname. The pathname can be relative to the current position (pwd) or absolute, starting with the root sign ("/").</text:p>
      <text:p text:style-name="P1"/>
      <text:p text:style-name="P1"><text:tab/>qtag -p Linux/My_Python_Progs <text:span text:style-name="T75">mirrordb</text:span></text:p>
      <text:p text:style-name="P1"/>
      <text:p text:style-name="P1">If you don't specify any path, search starts by default from the current directory. You can also <text:span text:style-name="T75">group</text:span> "-p" with other options, but <text:span text:style-name="T75">the first argument</text:span> <text:span text:style-name="T75">following the group must be </text:span>the pathname. E.g. "qtag -cvps /home/me/Photos/ -w Natio Gallery <text:s/>:Rubens" would be fine.</text:p>
      <text:p text:style-name="P1"><text:span text:style-name="T2">-s <text:s text:c="2"/>SIMPLE</text:span>, that is, <text:span text:style-name="T7">non-extended</text:span> search. Only effective in case-insensitive search. Search is limited to "non-embodied" tags.</text:p>
      <text:p text:style-name="P1"><text:span text:style-name="T2">-c <text:s text:c="2"/>CASE-SENSITIVE</text:span>. By default, search is not case sensitive.</text:p>
      <text:p text:style-name="P1"><text:span text:style-name="T2">-l <text:s text:c="2"/>LOCAL</text:span> (i.e. no recursion in subdirs). By default, search is recursive.</text:p>
      <text:p text:style-name="P1"><text:span text:style-name="T2">-d <text:s/></text:span><text:span text:style-name="T7"><text:s/></text:span><text:span text:style-name="T2">DIRECTORIES</text:span> <text:span text:style-name="T2">only</text:span> (everything that is not a directory is discarded).</text:p>
      <text:p text:style-name="P1"><text:span text:style-name="T2">-f <text:s text:c="2"/>FILES only</text:span> (directories are parsed but directories themselves do not appear as results).</text:p>
      <text:p text:style-name="P62"><text:span text:style-name="T14">[</text:span><text:span text:style-name="T2">-v <text:s/></text:span><text:span text:style-name="T7"><text:s/>(</text:span><text:span text:style-name="T2">NOT IMPLEMENTED</text:span><text:span text:style-name="T7">)</text:span><text:span text:style-name="T54"> </text:span><text:span text:style-name="T2">FULL_NAME</text:span>. qtag normally compares tags only with the base file name, without the path. In FULL_NAME mode it compares tags with the whole path<text:span text:style-name="T54">. </text:span><text:span text:style-name="T29">qtag</text:span><text:span text:style-name="T54">'s</text:span> <text:span text:style-name="T54">normal behavior is: </text:span>if you search for "Nons" and you have a directory called "NONSENSE", the dir name matches the tag, <text:span text:style-name="T54">but</text:span> your query would match <text:span text:style-name="T54">a</text:span> file in<text:span text:style-name="T54"> </text:span>the directory <text:span text:style-name="T54">only</text:span> if <text:span text:style-name="T54">its</text:span> base name do<text:span text:style-name="T54">es</text:span>n't match. <text:span text:style-name="T54">FULL-NAME would match them all, because the dir name would be included in the comparison.</text:span>(Why "-v" for "FULL_NAME"? <text:span text:style-name="T54">Mainly bacause</text:span> "f" is already taken. A reminder for "v" might be "very long" or "verbose".)</text:p>
      <text:p text:style-name="P62">Sometimes a comparison with the whole path is desirable. Say, you don't want to get the results from a certain directory that contains<text:span text:style-name="T54"> </text:span>many matching but irrelevant (to you) files. You search for jpg but you don't want the matches from dirs "AUNTIE" and "DOGS". The right<text:span text:style-name="T54"> </text:span>command <text:span text:style-name="T54">would be</text:span>:</text:p>
      <text:p text:style-name="P62"><text:tab/>qtag -v jpg :auntie :dogs<text:span text:style-name="T76">]</text:span></text:p>
      <text:p text:style-name="P18">-v is not implemented, but you have another way for excluding a dir from being examined by <text:span text:style-name="T26">qtag</text:span>. You just make a file called "notag" in it and the dir will be skipped over. <text:span text:style-name="T90">Or you use -w and delete the unwanted dirs from the symdir.</text:span></text:p>
      <text:p text:style-name="P1"><text:span text:style-name="T2">-w </text:span><text:span text:style-name="T7"><text:s/></text:span><text:span text:style-name="T2"><text:s/>WRITE SYMLINKS</text:span> to all found files and dirs into a working directory <text:s/>placed in home/&lt;USER&gt;/0qtag_results. Before exiting, the program has the working <text:soft-page-break/>directory opened by file manager. The dir is rewritten every time qtag is called with the option "-w".</text:p>
      <text:p text:style-name="P1"><text:span text:style-name="T2">-a <text:s text:c="2"/>APPEND or ADD</text:span>. It behaves like -w but it ADDS to existing symlinks instead of rewriting <text:span text:style-name="T54">the symdir </text:span>from scratch.<text:span text:style-name="T54"> </text:span>The first time it is called, it creates the working dir if it's not already there.</text:p>
      <text:p text:style-name="P1">-w and -a are incompatible: if both of them are set, the last one to appear on the command line wins.</text:p>
      <text:p text:style-name="P1"><text:span text:style-name="T2">-x</text:span> <text:s text:c="2"/>makes qtag into a direct <text:span text:style-name="T7">command</text:span> by copying the python file into /home/&lt;USER&gt;/.local/bin/. In this way "qtag" can be directly entered at the command prompt. In order for this to work, /home/&lt;USER&gt;/.local/bin/ must be in the PATH (check with "echo $PATH" in terminal). If it is not, there are some ways for adding a directory to your path, but the most convenient <text:span text:style-name="T54">option</text:span> is to move the <text:span text:style-name="T26">qtag</text:span> <text:span text:style-name="T54">file </text:span>to a directory that is already in your path. If you move the file to a location<text:span text:style-name="T54"> </text:span>that is outside the Home directory (such as "/usr/bin" <text:span text:style-name="T90">or “/usr/local/bin”, which are normally included in PATH</text:span>), you need superuser privileges, and any change you make will affect all the users of the system. Thus, you had better ask the system administrator — who should have prevented you from making changes in the shared system directories.</text:p>
      <text:p text:style-name="P1">-x overrides all the other options and cancels them: after performing the copy, the program exits.</text:p>
      <text:p text:style-name="P1"><text:span text:style-name="T2">-h <text:s text:c="2"/></text:span><text:span text:style-name="T7">HELP </text:span>prints a short help page<text:span text:style-name="T54"> onscreen</text:span>. Like "-x", it <text:span text:style-name="T90">obliterates</text:span> all the other options and exits.</text:p>
      <text:p text:style-name="P1"/>
      <text:p text:style-name="P1">—————— These options are effective for tag <text:span text:style-name="T7">search</text:span>: some more options are available for managing (writing and removing) tags.</text:p>
      <text:p text:style-name="P1"/>
      <text:p text:style-name="P1"/>
      <text:p text:style-name="P1"/>
      <text:p text:style-name="P1"/>
      <text:p text:style-name="P1"/>
      <text:h text:style-name="Heading_20_2" text:outline-level="2"><text:bookmark-start text:name="__RefHeading___Toc1713_1673889435"/>4. Managing tags<text:bookmark-end text:name="__RefHeading___Toc1713_1673889435"/></text:h>
      <text:p text:style-name="P51"/>
      <text:p text:style-name="P13">WARNING</text:p>
      <text:p text:style-name="P51"><text:span text:style-name="T2">T</text:span><text:span text:style-name="T14">H</text:span><text:span text:style-name="T2">ESE OPTIONS </text:span><text:span text:style-name="T8">CAN </text:span><text:span text:style-name="T2">CHANGE FILE NAMES ON DISK!</text:span> but they work <text:span text:style-name="T2">by default in virtual mode</text:span><text:span text:style-name="T8"> </text:span><text:span text:style-name="T60">(dry run);</text:span> use <text:span text:style-name="T2">-r</text:span> to actually change filenames on disk.</text:p>
      <text:p text:style-name="P51"/>
      <text:p text:style-name="P14">Synopsis:</text:p>
      <text:p text:style-name="P12">The following options affect the files listed in symdir</text:p>
      <text:p text:style-name="P12"/>
      <text:p text:style-name="P12">Dry run:</text:p>
      <text:p text:style-name="P12">qtag -n tag<text:tab/><text:tab/><text:tab/><text:tab/>adds tag to all <text:span text:style-name="T103">found file</text:span>names</text:p>
      <text:p text:style-name="P12">qtag -n :tag<text:tab/><text:tab/><text:tab/>removes tag from <text:span text:style-name="T103">found filenames</text:span></text:p>
      <text:p text:style-name="P12">qtag -n /old_tag/new_tag<text:tab/>replaces old_tag with new_tag</text:p>
      <text:p text:style-name="P12"/>
      <text:p text:style-name="P12"><text:span text:style-name="T103">To change</text:span> only names of symlinks in symdir:</text:p>
      <text:p text:style-name="P12">qtag -ny... (or qtag -n -<text:span text:style-name="T103">y </text:span>tag)</text:p>
      <text:p text:style-name="P12"/>
      <text:p text:style-name="P12"><text:span text:style-name="T103">To change</text:span> file names on disk:</text:p>
      <text:p text:style-name="P12">qtag -nr...</text:p>
      <text:p text:style-name="P12"/>
      <text:p text:style-name="P12">To transfer changed symlink names to original file names:</text:p>
      <text:p text:style-name="P12">qtag -z<text:tab/>(dry run)</text:p>
      <text:p text:style-name="P12">qtag -zr</text:p>
      <text:p text:style-name="P1"/>
      <text:p text:style-name="P1"/>
      <text:p text:style-name="P40"><text:span text:style-name="T90">To do tag management you must have </text:span><text:span text:style-name="T48">your</text:span><text:span text:style-name="T24"> symdir</text:span><text:span text:style-name="T90"> filled with links to the files you are going to tag-manage. That is, you first collect symlinks to the files you are going to tag-manage with a command -w (plus, possibly, -a commands).</text:span></text:p>
      <text:p text:style-name="P1">Once you have the files in <text:span text:style-name="T60">y</text:span>our <text:span text:style-name="T60">sym</text:span>dir, <text:span text:style-name="T26">qtag</text:span> <text:span text:style-name="T60">provides</text:span> some tools for managing their tags.</text:p>
      <text:p text:style-name="P1"/>
      <text:p text:style-name="P1"><text:span text:style-name="T2">"-n"</text:span> followed by one tag allows to <text:span text:style-name="T2">INSERT, DELETE </text:span><text:span text:style-name="T22">or REPLACE </text:span><text:span text:style-name="T2">TAGS</text:span> in <text:span text:style-name="T91">all </text:span>the <text:soft-page-break/>files <text:span text:style-name="T34">listed </text:span><text:span text:style-name="T35">in your symdir</text:span>.</text:p>
      <text:p text:style-name="P1"/>
      <text:p text:style-name="P46">There are in fact <text:span text:style-name="T2">three </text:span><text:span text:style-name="T23">operational </text:span><text:span text:style-name="T2">levels</text:span>:</text:p>
      <text:p text:style-name="P46"/>
      <text:p text:style-name="P46"><text:tab/>you can <text:span text:style-name="T23">write the changes to disk</text:span><text:span text:style-name="T94"> adding </text:span><text:span text:style-name="T23">-r </text:span><text:span text:style-name="T59">to </text:span><text:span text:style-name="T23">-n</text:span><text:span text:style-name="T94">:</text:span></text:p>
      <text:p text:style-name="P46"><text:tab/><text:tab/><text:span text:style-name="T94">e.g. “qtag </text:span><text:span text:style-name="T23">-nr</text:span><text:span text:style-name="T94"> bat” adds “bat” to the original filenames on disk;</text:span></text:p>
      <text:p text:style-name="P46"><text:tab/><text:span text:style-name="T94">you can </text:span><text:span text:style-name="T23">write the changes only to the symlinks</text:span><text:span text:style-name="T94"> in the working dir (</text:span><text:span text:style-name="T23">-n</text:span><text:span text:style-name="T94"> </text:span><text:span text:style-name="T23">-y</text:span><text:span text:style-name="T94">):</text:span></text:p>
      <text:p text:style-name="P46"><text:tab/><text:tab/><text:span text:style-name="T94">e.g. “qtag </text:span><text:span text:style-name="T23">-ny</text:span><text:span text:style-name="T94"> bat” modifies your symdir — no changes to your files</text:span></text:p>
      <text:p text:style-name="P46"><text:tab/><text:span text:style-name="T94">you can just </text:span><text:span text:style-name="T23">visualize the proposed changes on screen</text:span><text:span text:style-name="T94"> (dry run: just </text:span><text:span text:style-name="T23">-n</text:span><text:span text:style-name="T94">)</text:span></text:p>
      <text:p text:style-name="P46"><text:tab/><text:tab/><text:span text:style-name="T94">e.g. “qtag </text:span><text:span text:style-name="T23">-n</text:span><text:span text:style-name="T94"> bat” shows the proposed changes on screen (use | more)</text:span></text:p>
      <text:p text:style-name="P1"/>
      <text:p text:style-name="P19">The idea is: you capture a bunch of files<text:span text:style-name="T60"> in your symdir with </text:span><text:span text:style-name="T30">qtag</text:span><text:span text:style-name="T60"> commands</text:span>, <text:span text:style-name="T93">either</text:span> with a complex query <text:span text:style-name="T93">or</text:span> with a sequence of queries using -<text:span text:style-name="T95">w and </text:span>-a, and you <text:span text:style-name="T93">work on their tags. You may want </text:span>to tag them all with the same tag to find them more easily in the future. And so you tag them all — except those that are already tagged <text:span text:style-name="T95">in the way you wish.</text:span></text:p>
      <text:p text:style-name="P19">This may be useful if you are reorganizing your tagging system or if you are adding more tags.</text:p>
      <text:p text:style-name="P19">Since "<text:span text:style-name="T2">-n</text:span>..." <text:span text:style-name="T60">can </text:span>make irreversible changes to file names, it runs by default <text:span text:style-name="T2">in </text:span><text:span text:style-name="T8">virtual mode</text:span><text:span text:style-name="T60"> (dry run)</text:span>, merely printing onscreen the changes it would <text:span text:style-name="T60">like to </text:span>make.</text:p>
      <text:p text:style-name="P19"/>
      <text:p text:style-name="P1">To run it in writing mode and make the changes actual, select the option: "<text:span text:style-name="T2">-r</text:span>" ("<text:span text:style-name="T55">for</text:span><text:span text:style-name="T2"> </text:span><text:span text:style-name="T8">real</text:span>"). </text:p>
      <text:p text:style-name="P1">"<text:span text:style-name="T2">-n</text:span>" <text:span text:style-name="T8">must</text:span> be followed by a tag; all other tags and options in the command line are ignored.</text:p>
      <text:p text:style-name="P1"/>
      <text:p text:style-name="P1"><text:tab/>qtag -n media<text:span text:style-name="T61"><text:tab/><text:tab/>adds a new tag "media"</text:span></text:p>
      <text:p text:style-name="P21"><text:tab/>qtag -n :media<text:tab/><text:tab/>deletes an existing tag from the file name</text:p>
      <text:p text:style-name="P1"/>
      <text:p text:style-name="P47"><text:span text:style-name="T91">About adding tags.</text:span> -<text:span text:style-name="T91">n above adds </text:span>"media" <text:span text:style-name="T95">at</text:span> the beginning of all the file names you have captured in your <text:span text:style-name="T76">sym</text:span>dir <text:span text:style-name="T8">unless</text:span> the tag "media" ("Media", "MEDIA", "mEDIa" etc.) is already there. <text:span text:style-name="T95">If you want to have a space between “media” and the beginning of the file name,</text:span></text:p>
      <text:p text:style-name="P48">‘qtag -n “media “ does it. (The other option is to set self_separator in MyDefaults class to “ “; it is currently ‘’, that is nothing.) </text:p>
      <text:p text:style-name="P1"><text:span text:style-name="T95">How it works</text:span>: <text:span text:style-name="T95">for every file name included in your symdir, </text:span>qtag first tries to find your tag. If it finds it, it does nothing. The command above would <text:span text:style-name="T8">not</text:span> add "media_" to "media.mymovie", nor to "my_media_movie" but it <text:span text:style-name="T2">would</text:span> add "media_" to "immediate_actions"; note that the latter would not even be found by a search "qtag media".</text:p>
      <text:p text:style-name="P41">You want all the “media” tags at the beginning and are unhappy with "my_media_movie"? Remove “media” first (-n :media) then add it.</text:p>
      <text:p text:style-name="P42"><text:span text:style-name="T91">Y</text:span>ou may <text:span text:style-name="T91">in fact </text:span>wish to <text:span text:style-name="T9">remove</text:span> some old tags that are either ambiguous or unsatisfactory for some reason. Say, you want to have a single tag for all of your files concerning Melville. Assume your tagging is at present desperately chaotic: some file names are tagged "Melv", others "Melville", others "Mlv" -- and you also have "MDick", "MobyD" and "BCereno" tags. So, first of all you collect all your filenames (actually, <text:span text:style-name="T103">sym</text:span>links to them) in your <text:span text:style-name="T76">sym</text:span>dir, by making repeated searches<text:span text:style-name="T61"> or using a single command with regexes</text:span>. You specify "-w" in your first search (so you are certain that the <text:span text:style-name="T76">sym</text:span>dir, if already there and populated, will be rewritten from scratch) and "-a" in all the others.</text:p>
      <text:p text:style-name="P42">Right, so you have <text:span text:style-name="T95">in your symdir links to all</text:span> <text:span text:style-name="T92">the </text:span>files <text:span text:style-name="T92">you are interested in.</text:span> <text:span text:style-name="T95">(The symdir is currently in </text:span><text:span text:style-name="T36">home/&lt;USER&gt;/0qtag_results, </text:span><text:span text:style-name="T47">but y</text:span>ou need not remember this name.) <text:span text:style-name="T97">Say you want</text:span> to add a new tidy tag, such as "Melville".</text:p>
      <text:p text:style-name="P1"/>
      <text:p text:style-name="P1"><text:tab/>qtag -n Melville</text:p>
      <text:p text:style-name="P1"/>
      <text:p text:style-name="P1">adds "Melville_" at the beginning of all your files pointed to by the links in your working dir—unless they already contain <text:span text:style-name="T92">his name</text:span>.</text:p>
      <text:p text:style-name="P43">If you are satisfied with the result, you can write the changes to disk:</text:p>
      <text:p text:style-name="P43"/>
      <text:p text:style-name="P43"><text:tab/>qtag -nr Melville<text:tab/><text:tab/><text:span text:style-name="T26">or</text:span></text:p>
      <text:p text:style-name="P43"><text:span text:style-name="T26"><text:tab/></text:span><text:span text:style-name="T38">qtag -n Melville -r<text:tab/>(so </text:span><text:span text:style-name="T45">that </text:span><text:span text:style-name="T38">you just press the up arrow and add “-r”)</text:span></text:p>
      <text:p text:style-name="P25"><text:soft-page-break/></text:p>
      <text:p text:style-name="P43"><text:span text:style-name="T38">If writing to disk feels like too much of a commitment, you have an intermediate option. </text:span><text:span text:style-name="T46">-y</text:span><text:span text:style-name="T38"> allows you to write directly and only to your symlinks</text:span><text:span text:style-name="T44">. </text:span><text:span text:style-name="T45">This may be very useful because you can transfer to the original file names all the changes you make to the symlinks names — even changes you make manually.</text:span></text:p>
      <text:p text:style-name="P26">Thus you write:</text:p>
      <text:p text:style-name="P26"/>
      <text:p text:style-name="P26"><text:tab/>qtag -ny Melville</text:p>
      <text:p text:style-name="P27"/>
      <text:p text:style-name="P48"><text:span text:style-name="T44">a</text:span><text:span text:style-name="T38">nd it changes your symlink file names without altering your original file names. Then you give more commands and also, say, make some changes manually. When you are satisfied with your filenames,</text:span></text:p>
      <text:p text:style-name="P26"/>
      <text:p text:style-name="P26"><text:tab/>qtag -zr</text:p>
      <text:p text:style-name="P26"/>
      <text:p text:style-name="P26">writes to disk (to your original file names) all the changes. -z (without -r) does a dry run.</text:p>
      <text:p text:style-name="P26"/>
      <text:p text:style-name="P1">Notice that, once you add a tag <text:span text:style-name="T95">in the original files</text:span>, qtag <text:span text:style-name="T9">updates</text:span> the links in your <text:span text:style-name="T95">sym</text:span>dir.</text:p>
      <text:p text:style-name="P49"/>
      <text:p text:style-name="P49">If there are tags you want to remove, you might decide that the first thing to do is to remove the unwanted tags. For example, if you have a “Melv” tag you wouldn’t remove it after having added “Melville”, or it would remove also the “Melv” in your “Melville”s.</text:p>
      <text:p text:style-name="P1"/>
      <text:p text:style-name="P1"><text:tab/>qtag -n <text:s text:c="3"/>:Mlv</text:p>
      <text:p text:style-name="P20"><text:span text:style-name="T61"><text:tab/></text:span>qtag -n <text:s text:c="3"/>:M<text:span text:style-name="T96">elv</text:span></text:p>
      <text:p text:style-name="P1"/>
      <text:p text:style-name="P1">You can go on with "MobyD" and "BCereno" and "Bartleby" — or, <text:span text:style-name="T61">if you’</text:span>d prefer not to<text:span text:style-name="T61">,</text:span> <text:span text:style-name="T61">i</text:span>t's up to you: what mostly matters is that all the files <text:span text:style-name="T96">are ready for adding “Melville”</text:span>.</text:p>
      <text:p text:style-name="P50">You can also replace a tag with another:</text:p>
      <text:p text:style-name="P50"/>
      <text:p text:style-name="P50"><text:tab/>qtag -n /OldTag/NewTag</text:p>
      <text:p text:style-name="P50"/>
      <text:p text:style-name="P50">Whereas new tags are added at the beginning of the file name, replacement is <text:span text:style-name="T98">as it were on site: the new tag just replaces the old one.</text:span></text:p>
      <text:p text:style-name="P50"/>
      <text:p text:style-name="P1">This allows you to perform some maintenance of your archives.</text:p>
      <text:p text:style-name="P1"/>
      <text:p text:style-name="P1">—— So, what if you wish to add a tag that is identical to the whole word? You have a file named "Reflections of Melville about Native Americans – <text:span text:style-name="T96">John Marr</text:span>". You just want to add a tag without removing "Melville". But "qtag -n Melville" would not add any tag because it would already find "Melville" in there. (By the way, this would be fine for most purposes: in search mode, "qtag Melville" would find it.<text:span text:style-name="T98">)</text:span> But <text:span text:style-name="T98">if you want to add a “Melville” and have two “Melville”s in your filename, </text:span>you can add, say, "Melville\." — <text:span text:style-name="T104">which adds</text:span> "Melville.". Just remember the quotes, to prevent headaches.</text:p>
      <text:p text:style-name="P1"/>
      <text:p text:style-name="P1">Remember that "-n" <text:span text:style-name="T2">must be</text:span> immediately followed by a space and the tag to be added or removed <text:span text:style-name="T97">or replaced</text:span>. "qtag -n -<text:span text:style-name="T98">r</text:span> lively" would try to add <text:span text:style-name="T98">a tag </text:span>"-<text:span text:style-name="T98">r</text:span>" and ignore "lively". Well, it fortunately runs in virtual mode until you add option "-r" — after the tag <text:span text:style-name="T98">or</text:span> before "-n" but not in between them. -<text:span text:style-name="T98">nr is fine.</text:span></text:p>
      <text:p text:style-name="P1">Say, you want to take away all of your embodied tags and replace them with well-behaving, honest tags (never too late for redemption). Presently, <text:span text:style-name="T26">qtag</text:span> does <text:span text:style-name="T10">not</text:span> have a way for looking <text:span text:style-name="T2">only</text:span> for embodied words (an improvement for later versions? Or an unnecessary complication?). You have, say, 500 file names with an embodied "Lively", whose symlinks are already in your working dir.</text:p>
      <text:p text:style-name="P1">You <text:span text:style-name="T98">can replace them with a “Lively “ (the last character is a space).</text:span></text:p>
      <text:p text:style-name="P1"/>
      <text:p text:style-name="P1"><text:tab/>qtag -n “/<text:span text:style-name="T98">Lively/Lively “</text:span></text:p>
      <text:p text:style-name="P1"/>
      <text:p text:style-name="P1">which <text:span text:style-name="T98">replaces</text:span> "Lively" <text:span text:style-name="T98">with “Lively “ on site</text:span>. <text:span text:style-name="T98">It just adds a space to </text:span><text:soft-page-break/><text:span text:style-name="T98">“Lively”. — And it applies to “lively” too (lower case) because search is case-insensitive: it adds a space to it and turns the first letter upper case. If you can live with this, it’s all right; otherwise, it’s not difficult to keep the upper and lower case letters; try to find the solution then read the footnote.</text:span><text:span text:style-name="T98"><text:note text:id="ftn3" text:note-class="footnote"><text:note-citation>3</text:note-citation><text:note-body><text:p text:style-name="P56">qtag -c -n “/Lively/Lively “, then qtag -c -n “/lively/lively “</text:p></text:note-body></text:note></text:span></text:p>
      <text:p text:style-name="P1">When you are satisfied with the results printed on screen, you add "-r".</text:p>
      <text:p text:style-name="P1"/>
      <text:p text:style-name="P1">The only effective options you can add after a "-n TAG" option are “-<text:span text:style-name="T99">y” “</text:span>-c”, “-s”, “-r”.</text:p>
      <text:p text:style-name="P1"/>
      <text:p text:style-name="P1">In case you are making peculiar -n queries just remember:</text:p>
      <text:p text:style-name="P1"><text:tab/>In case<text:span text:style-name="T62">-</text:span>insensitive mode (default) extended search for <text:span text:style-name="T2">embedded</text:span> tags only searches for tags <text:span text:style-name="T2">starting </text:span>with an uppercase letter.</text:p>
      <text:p text:style-name="P1">Therefore, there are <text:span text:style-name="T77">unusual</text:span> cases in which extended search would find more matches in case sensitive than in case insensitive mode. Say, you search for "apricot" in ext. mode (default). And you have the filename "Man3apricotStop".</text:p>
      <text:p text:style-name="P1">The lowercase "apricot" is preceded and followed by two correct separators (a digit and an uppercase letter) but it is embedded <text:span text:style-name="T62">in "apricotStop" </text:span>and starts with a lowercase letter; it will NOT be found by a case insensitive search. A case<text:span text:style-name="T62">-</text:span>sensitive query in ext mode will succeed.</text:p>
      <text:p text:style-name="P1"/>
      <text:p text:style-name="P1"/>
      <text:p text:style-name="P1"/>
      <text:p text:style-name="P1"/>
      <text:h text:style-name="Heading_20_2" text:outline-level="2"><text:bookmark-start text:name="__RefHeading___Toc1739_2554862801"/>5. <text:span text:style-name="T78">More on symlinks in the working directory (symdir)</text:span><text:bookmark-end text:name="__RefHeading___Toc1739_2554862801"/></text:h>
      <text:p text:style-name="P1"/>
      <text:p text:style-name="P1">You add or remove a tag. What happens if you change one of your filenames such in a way that it <text:span text:style-name="T100">has</text:span> the same name as an already existing file, in the same directory? Also: assume that, by removing the tag, nothing of your filename remains. This would generate an <text:span text:style-name="T100">OS </text:span>error; therefore <text:span text:style-name="T31">qtag</text:span> asks you what to do. It offers to add a standard leading tag to the target, that is to your real file that is affected by the renaming; in this way no conflicts would arise. You can accept qtag's proposal (type 'y', as the prompt <text:span text:style-name="T104">says</text:span>) or you can reject it and skip over the file without adding or removing any tag (type 'n'); or you can also write something that will be appended before the file name instead of an underscore. <text:span text:style-name="T31">q</text:span><text:span text:style-name="T26">tag</text:span> then checks again and keeps asking until the file has a univocal name. <text:span text:style-name="T100">In -y mode, qtag does the same with symlinks.</text:span></text:p>
      <text:p text:style-name="P1"/>
      <text:p text:style-name="P1">Quite shortly: you need not worry about any of these. If qtag wants to add something to one of your real files in order to avoid conflicts, it asks you first. In all the other cases, only symlinks in the working dir are affected.</text:p>
      <text:p text:style-name="P1"/>
      <text:p text:style-name="P1"/>
      <text:p text:style-name="P1"/>
      <text:p text:style-name="P1"/>
      <text:h text:style-name="Heading_20_2" text:outline-level="2"><text:bookmark-start text:name="__RefHeading___Toc1717_1673889435"/>6. <text:span text:style-name="T79">Examples and some practice</text:span><text:bookmark-end text:name="__RefHeading___Toc1717_1673889435"/></text:h>
      <text:p text:style-name="P1"/>
      <text:p text:style-name="P1"/>
      <text:p text:style-name="P1">ADDING <text:s/>AND <text:s/>REMOVING <text:s/>TAGS</text:p>
      <text:p text:style-name="P1">First, make a dir called "<text:span text:style-name="T63">Q</text:span>tagTest" within your current directory. Then create some files in it:</text:p>
      <text:p text:style-name="P1"/>
      <text:p text:style-name="P1">fil</text:p>
      <text:p text:style-name="P1">grob_pull</text:p>
      <text:p text:style-name="P1">Trial</text:p>
      <text:p text:style-name="P1">Trial0123</text:p>
      <text:p text:style-name="P1"/>
      <text:p text:style-name="P1">You might put some text into the files (just to check that they are still the same after tinkering with them).</text:p>
      <text:p text:style-name="P1"><text:soft-page-break/>We now want to search for all the files in QtagTest and place them (actually, symlinks to them) in the working dir. Find the solution before reading it at the bottom of the page. (1)</text:p>
      <text:p text:style-name="P1">Now we want to add the tag "Tagged" to all of them, first in virtual then in real mode. (2)(3)</text:p>
      <text:p text:style-name="P1">Try (2) again: qtag finds nothing to do. Why? (4)</text:p>
      <text:p text:style-name="P1">Now we want to remove "Tagged" as well as the trailing underscore. (5)</text:p>
      <text:p text:style-name="P1">You didn't use "-r", did you? <text:s/>So, try "qtag <text:s text:c="2"/>-n <text:s text:c="3"/>:Tagged_" <text:s text:c="2"/>(the underscore is <text:span text:style-name="T11">not</text:span> a 'special character', no need to escape it.). Why does it only find two of the files? Must be a bug! Or perhaps not. If you add "-s" it finds none! (6)</text:p>
      <text:p text:style-name="P1">Time to add option "-r" to (5). (7)</text:p>
      <text:p text:style-name="P1">Now add the tag "Tagged_again" (8)</text:p>
      <text:p text:style-name="P1">Now take away "again" (9).</text:p>
      <text:p text:style-name="P1"/>
      <text:p text:style-name="P1"/>
      <text:p text:style-name="P1">(1) qtag -pw QtagTest ---- Or: qtag -p ./QtagTest -w. Or...</text:p>
      <text:p text:style-name="P1">(2) qtag -n Tagged</text:p>
      <text:p text:style-name="P1">(3) qtag -nr Tagged <text:s/>---- Or: qtag -n Tagged -r</text:p>
      <text:p text:style-name="P1">(4) because "Tagged" is already there.</text:p>
      <text:p text:style-name="P1">(5) qtag -n :Tagged</text:p>
      <text:p text:style-name="P1">(6) Not a bug. The <text:span text:style-name="T11">tag</text:span> you wrote included "_", and qtag searches for a whole word in removing mode. In extended mode it is a word if you find a separator <text:span text:style-name="T11">after</text:span> it. But now the underscore belongs to it, and so it is not after it. An uppercase letter is fine, a lowercase isn't.</text:p>
      <text:p text:style-name="P1">(7) qtag -nr :Tagged</text:p>
      <text:p text:style-name="P1">(8) qtag -nr Tagged_again</text:p>
      <text:p text:style-name="P1">(9) qtag -nr :ag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12-07T17:01:52.051838186</dc:date>
    <meta:editing-duration>PT2H47M6S</meta:editing-duration>
    <meta:editing-cycles>31</meta:editing-cycles>
    <meta:generator>LibreOffice/6.1.5.2$Linux_X86_64 LibreOffice_project/10$Build-2</meta:generator>
    <dc:creator>Alberto Emiliani</dc:creator>
    <meta:document-statistic meta:table-count="0" meta:image-count="0" meta:object-count="0" meta:page-count="13" meta:paragraph-count="292" meta:word-count="5638" meta:character-count="32200" meta:non-whitespace-character-count="26684"/>
  </office:meta>
</office:document-meta>
</file>